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e7c7" officeooo:paragraph-rsid="001be7c7"/>
    </style:style>
    <style:style style:name="P2" style:family="paragraph" style:parent-style-name="Standard">
      <style:text-properties style:font-name="Arial" officeooo:rsid="001be7c7" officeooo:paragraph-rsid="001c0858"/>
    </style:style>
    <style:style style:name="P3" style:family="paragraph" style:parent-style-name="Standard">
      <style:text-properties style:font-name="Arial" officeooo:rsid="001c0858" officeooo:paragraph-rsid="001c0858"/>
    </style:style>
    <style:style style:name="P4" style:family="paragraph" style:parent-style-name="Standard">
      <style:text-properties style:font-name="Arial" officeooo:rsid="001c0858" officeooo:paragraph-rsid="001dd3f0"/>
    </style:style>
    <style:style style:name="P5" style:family="paragraph" style:parent-style-name="Standard">
      <style:text-properties style:font-name="Arial" officeooo:rsid="001f18c5" officeooo:paragraph-rsid="001f18c5"/>
    </style:style>
    <style:style style:name="P6" style:family="paragraph" style:parent-style-name="Standard">
      <style:text-properties style:font-name="Arial" fo:font-size="14pt" style:text-underline-style="solid" style:text-underline-width="bold" style:text-underline-color="#00a933" officeooo:rsid="001be7c7" officeooo:paragraph-rsid="001be7c7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bold" style:text-underline-color="#ff0000" officeooo:rsid="001be7c7" officeooo:paragraph-rsid="001be7c7"/>
    </style:style>
    <style:style style:name="P8" style:family="paragraph" style:parent-style-name="Standard">
      <style:text-properties style:font-name="Arial" officeooo:rsid="001dd3f0" officeooo:paragraph-rsid="001dd3f0"/>
    </style:style>
    <style:style style:name="P9" style:family="paragraph" style:parent-style-name="Standard">
      <style:text-properties style:font-name="Arial" fo:font-size="14pt" style:text-underline-style="solid" style:text-underline-width="bold" style:text-underline-color="#00a933" officeooo:rsid="001be7c7" officeooo:paragraph-rsid="001fee95"/>
    </style:style>
    <style:style style:name="P10" style:family="paragraph" style:parent-style-name="Standard">
      <style:text-properties style:font-name="Arial" fo:font-size="12pt" style:text-underline-style="none" officeooo:rsid="001fee95" officeooo:paragraph-rsid="001fee95"/>
    </style:style>
    <style:style style:name="P11" style:family="paragraph" style:parent-style-name="Standard">
      <style:text-properties style:font-name="Arial" fo:font-size="12pt" style:text-underline-style="none" officeooo:rsid="001fee95" officeooo:paragraph-rsid="00216f87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18c5"/>
    </style:style>
    <style:style style:name="T2" style:family="text">
      <style:text-properties officeooo:rsid="001f6b94"/>
    </style:style>
    <style:style style:name="T3" style:family="text">
      <style:text-properties officeooo:rsid="001fee95"/>
    </style:style>
    <style:style style:name="T4" style:family="text">
      <style:text-properties officeooo:rsid="00216f87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.305cm" svg:stroke-color="#3465a4" draw:marker-start="" draw:marker-start-width="0.656cm" draw:marker-start-center="false" draw:marker-end="" draw:marker-end-width="0.656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.305cm" svg:stroke-color="#3465a4" draw:marker-start="" draw:marker-start-width="0.656cm" draw:marker-start-center="false" draw:marker-end="" draw:marker-end-width="0.656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ecteurs</text:p>
      <text:p text:style-name="P1"/>
      <text:p text:style-name="P6"><text:span text:style-name="T1">I - </text:span>Généralités</text:p>
      <text:p text:style-name="P1"/>
      <text:p text:style-name="P1"><text:span text:style-name="T2">I</text:span>ls se caractérisent par :</text:p>
      <text:p text:style-name="P1">- <text:span text:style-name="T1">le </text:span>sens (A vers B ou l’inverse)</text:p>
      <text:p text:style-name="P1">- <text:span text:style-name="T1">la </text:span>direction ( la droite (AB))</text:p>
      <text:p text:style-name="P1">- <text:span text:style-name="T1">la </text:span>norme (Longueur de AB)</text:p>
      <text:p text:style-name="P1"/>
      <text:p text:style-name="P1">Ils sont égaux si <text:span text:style-name="T1">ils possèdent :</text:span></text:p>
      <text:p text:style-name="P1">- <text:span text:style-name="T1">la </text:span>même norme</text:p>
      <text:p text:style-name="P1">- <text:span text:style-name="T1">la </text:span>m<text:span text:style-name="T1">ê</text:span>me direction</text:p>
      <text:p text:style-name="P1">- <text:span text:style-name="T1">le </text:span>m<text:span text:style-name="T1">ê</text:span>me sens</text:p>
      <text:p text:style-name="P1"/>
      <text:p text:style-name="P1">Opposés si :</text:p>
      <text:p text:style-name="P1">- m<text:span text:style-name="T1">ê</text:span>me norme</text:p>
      <text:p text:style-name="P1">- m<text:span text:style-name="T1">ê</text:span>me direction</text:p>
      <text:p text:style-name="P1">- sens contraire</text:p>
      <text:p text:style-name="P1"/>
      <text:p text:style-name="P6"><text:span text:style-name="T3">II - </text:span>Relations et formules</text:p>
      <text:p text:style-name="P1"/>
      <text:p text:style-name="P3">On ut<text:span text:style-name="T1">i</text:span>lise : <draw:g text:anchor-type="as-char" svg:y="-0.316cm" draw:z-index="3" draw:name="Forme1" draw:style-name="gr30"><svg:title>TexMaths</svg:title><svg:desc>12§latex§A (X_{a} ; Y_{a}) B (X_{b} ; Y_{b})§svg§600§FALSE§</svg:desc><draw:g draw:style-name="gr2"><draw:path draw:style-name="gr33" draw:text-style-name="P12" svg:width="3.643cm" svg:height="0.376cm" svg:x="0.009cm" svg:y="0.023cm" svg:viewBox="0 0 3644 377" svg:d="M1823 377c-609 0-1216 0-1823 0 0-126 0-251 0-377 1214 0 2430 0 3644 0 0 126 0 251 0 377-607 0-1214 0-1821 0z"><text:p/></draw:path><draw:path draw:style-name="gr34" draw:text-style-name="P13" svg:width="0.288cm" svg:height="0.3cm" svg:x="0.001cm" svg:y="0.016cm" svg:viewBox="0 0 289 301" svg:d="M155 8c-3-4-3-8-10-8s-8 2-9 8c-29 85-59 169-88 252-7 21-25 27-48 27 0 5 0 10 0 14 11 0 29-2 43-2 13 0 35 2 49 2 0-4 0-9 0-14-21 0-32-9-32-21 0-2 1-5 1-6 6-18 13-36 19-54 35 0 70 0 105 0 7 21 15 42 23 63 0 1 1 4 1 6 0 12-24 12-35 12 0 5 0 10 0 14 14-2 44-2 60-2 18 0 37 0 55 2 0-4 0-9 0-14-2 0-5 0-7 0-25 0-31-2-36-17-30-86-61-174-91-262zM132 55c16 46 32 92 48 137-31 0-64 0-95 0 16-45 31-91 47-137z"><text:p/></draw:path><draw:path draw:style-name="gr34" draw:text-style-name="P13" svg:width="0.096cm" svg:height="0.42cm" svg:x="0.487cm" svg:y="0.001cm" svg:viewBox="0 0 97 421" svg:d="M97 416c0-1 0-1-7-9-53-54-66-133-66-195 0-75 16-148 68-200 5-6 5-6 5-7 0-4-1-5-3-5-5 0-42 29-68 83-21 46-26 92-26 129 0 31 5 81 28 129 25 52 61 80 66 80 2 0 3-1 3-5z"><text:p/></draw:path><draw:path draw:style-name="gr34" draw:text-style-name="P13" svg:width="0.295cm" svg:height="0.285cm" svg:x="0.619cm" svg:y="0.03cm" svg:viewBox="0 0 296 286" svg:d="M160 125c19-29 38-56 57-85 10-14 24-27 61-27 0-5 0-8 0-13-16 0-36 1-46 1-17 0-38 0-54-1 0 5 0 8 0 13 16 0 26 10 26 19 0 4-1 5-4 10-16 24-32 47-49 71-18-28-36-54-54-82-1-1-2-5-2-6 0-5 8-12 27-12 0-5 0-8 0-13-15 1-45 1-62 1-13 0-38-1-54-1 0 5 0 8 0 13 2 0 5 0 7 0 24 0 31 3 40 15 26 38 51 77 78 116-23 34-47 68-70 101-6 9-19 28-61 28 0 5 0 9 0 13 16 0 32-1 47-1s38 0 54 1c0-4 0-8 0-13-19 0-27-12-27-19 0-4 2-5 4-10 20-29 40-59 60-88 23 34 44 68 67 100 0 1 3 4 3 5 0 5-10 12-28 12 0 5 0 9 0 13 14-1 46-1 61-1 18 0 37 0 55 1 0-4 0-8 0-13-2 0-6 0-8 0-22 0-31-1-40-15-30-44-58-89-88-133z"><text:p/></draw:path><draw:path draw:style-name="gr34" draw:text-style-name="P13" svg:width="0.15cm" svg:height="0.131cm" svg:x="0.943cm" svg:y="0.249cm" svg:viewBox="0 0 151 132" svg:d="M107 17c-6-10-17-17-30-17-39 0-77 41-77 83 0 29 19 49 44 49 17 0 30-8 42-20 6 18 23 20 30 20 11 0 18-6 24-15 6-11 11-28 11-29 0-5-3-4-5-5-4 0-4 1-7 10-3 14-8 31-21 31-8 0-10-6-10-15 0-4 2-15 5-22 2-9 5-21 6-27 2-7 3-16 6-23 2-7 6-21 6-23 0-6-6-9-11-9s-12 3-13 12zM88 93c-3 8-9 14-15 20-3 1-14 11-27 11-11 0-22-7-22-28 0-15 8-48 16-60 13-24 28-29 37-29 20 0 25 23 25 27 0 1 0 2 0 3-5 18-10 38-14 56z"><text:p/></draw:path><draw:path draw:style-name="gr34" draw:text-style-name="P13" svg:width="0.046cm" svg:height="0.261cm" svg:x="1.165cm" svg:y="0.136cm" svg:viewBox="0 0 47 262" svg:d="M46 23c0-13-11-23-23-23s-23 10-23 23c0 12 11 21 23 21s23-9 23-21zM37 177c0 12 0 44-27 74-3 4-3 5-3 6 0 3 3 5 4 5 5 0 36-34 36-82 0-12-1-43-24-43-15 0-23 11-23 23 0 11 7 22 23 22 2 0 2 0 3 0 3-2 8-2 11-5z"><text:p/></draw:path><draw:path draw:style-name="gr34" draw:text-style-name="P13" svg:width="0.305cm" svg:height="0.285cm" svg:x="1.332cm" svg:y="0.03cm" svg:viewBox="0 0 306 286" svg:d="M236 48c3-2 4-4 6-6 12-13 27-28 56-29 4-1 8-1 8-8 0-4-2-5-6-5-11 0-23 1-34 1-14 0-28-1-43-1-2 0-7 0-7 7 0 5 4 6 6 6 4 0 16 0 16 10 0 7-10 18-12 19-33 37-65 75-98 113-15-42-31-83-46-125-3-6-2-5-3-7 0-10 21-10 25-10 6 0 10 0 10-8 0-5-5-5-6-5-12 0-42 1-53 1s-37-1-48-1c-2 0-7 0-7 8 0 5 4 5 10 5 25 0 26 4 30 13 16 47 34 93 51 140 1 1 3 6 3 7s-17 67-20 76c-4 23-6 24-39 24-9 0-11 0-11 8 0 5 4 4 5 5 12 0 42-1 54-1s42 1 54 1c2 0 7 0 7-8 0-5-4-5-11-5-1 0-9 0-17 0-8-1-10-3-10-7 0-3 3-18 6-27 4-19 9-39 14-59 2-7 2-8 6-12 35-41 70-80 104-120z"><text:p/></draw:path><draw:path draw:style-name="gr34" draw:text-style-name="P13" svg:width="0.15cm" svg:height="0.131cm" svg:x="1.579cm" svg:y="0.249cm" svg:viewBox="0 0 151 132" svg:d="M107 17c-6-10-17-17-30-17-39 0-77 41-77 83 0 29 19 49 44 49 17 0 30-8 42-20 6 18 23 20 32 20s18-6 22-15c6-11 11-28 11-29 0-5-3-4-5-5-4 0-4 1-7 10-3 14-8 31-21 31-8 0-10-6-10-15 0-4 2-15 5-22 2-9 5-21 6-27 2-7 3-16 6-23 2-7 6-21 6-23 0-6-6-9-11-9s-11 3-13 12zM88 93c-2 8-9 14-15 20-2 1-14 11-27 11-11 0-22-7-22-28 0-15 8-48 16-60 13-24 28-29 37-29 20 0 26 23 26 27 0 1-1 2-1 3-5 18-10 38-14 56z"><text:p/></draw:path><draw:path draw:style-name="gr34" draw:text-style-name="P13" svg:width="0.097cm" svg:height="0.42cm" svg:x="1.789cm" svg:y="0.001cm" svg:viewBox="0 0 98 421" svg:d="M98 212c0-34-4-85-27-133-27-51-63-79-66-79s-5 2-5 5c0 1 0 1 8 9 41 41 65 109 65 198 0 69-15 144-67 197-6 6-6 6-6 7 0 2 2 5 5 5s42-29 67-83c22-46 26-93 26-126z"><text:p/></draw:path><draw:path draw:style-name="gr34" draw:text-style-name="P13" svg:width="0.3cm" svg:height="0.285cm" svg:x="1.946cm" svg:y="0.03cm" svg:viewBox="0 0 301 286" svg:d="M49 254c-3 15-5 19-38 19-7 0-11 0-11 8 0 5 4 5 11 5 50 0 101 0 151 0 66 0 116-49 116-90 0-30-25-54-66-59 45-8 89-40 89-79 0-32-29-58-79-58-47 0-95 0-142 0-8 0-12 0-12 8 0 5 4 5 12 5 5 0 9 0 16 0 7 1 12 1 12 7 0 2-1 3-2 9-20 74-38 150-57 225zM113 133c8-34 18-69 26-104 4-15 5-16 23-16s36 0 54 0c37 0 47 24 47 43 0 38-37 77-89 77-20 0-41 0-61 0zM94 273c-6 0-6 0-9 0-5 0-6-1-6-5 0-1 0-1 3-10 9-38 19-76 28-115 27 0 53 0 80 0 40 0 49 30 49 49 0 40-37 81-88 81-19 0-38 0-57 0z"><text:p/></draw:path><draw:path draw:style-name="gr34" draw:text-style-name="P13" svg:width="0.096cm" svg:height="0.42cm" svg:x="2.311cm" svg:y="0.001cm" svg:viewBox="0 0 97 421" svg:d="M97 416c0-1 0-1-7-9-53-54-66-133-66-195 0-75 17-148 68-200 5-6 5-6 5-7 0-4-1-5-3-5-5 0-42 29-68 83-21 46-26 92-26 129 0 31 5 81 28 129 25 52 61 80 66 80 2 0 3-1 3-5z"><text:p/></draw:path><draw:path draw:style-name="gr34" draw:text-style-name="P13" svg:width="0.347cm" svg:height="0.285cm" svg:x="2.444cm" svg:y="0.03cm" svg:viewBox="0 0 348 286" svg:d="M193 114c-12-29-23-56-35-84-1-4-1-4-2-5 0-2 7-11 25-12 4-1 9-1 9-8 0-5-6-5-8-5-16 0-34 1-52 1-11 0-38-1-47-1-3 0-9 0-9 8 0 5 5 5 10 5 26 0 29 4 32 13 17 40 33 79 50 118-30 31-59 63-89 94-1 2-4 4-5 5-22 23-41 29-62 30-6 1-10 1-10 8 0 1 0 5 6 5 12 0 26-1 40-1 15 0 31 1 46 1 3 0 8 0 8-8 0-4-4-5-5-5-4 0-17-1-17-13 0-6 6-14 12-18 14-15 28-30 42-45 13-14 25-29 38-42 15 34 29 67 44 100 1 5 1 5 1 6 0 3-7 11-24 12-5 1-9 1-9 8 0 5 5 5 6 5 12 0 42-1 53-1s37 1 48 1c3 0 7 0 7-8 0-5-3-5-7-5-29 0-29-1-36-18-17-39-45-104-55-129 29-30 73-80 86-92 14-10 29-20 54-21 6-1 10-1 10-8 0-1 0-5-6-5-12 0-26 1-40 1-15 0-31-1-46-1-3 0-9 0-9 8 0 3 3 4 6 5 4 0 17 1 17 12 0 6-5 12-8 16-23 24-46 48-69 73z"><text:p/></draw:path><draw:path draw:style-name="gr34" draw:text-style-name="P13" svg:width="0.119cm" svg:height="0.207cm" svg:x="2.801cm" svg:y="0.175cm" svg:viewBox="0 0 120 208" svg:d="M59 10c0-2 1-4 1-5s-1-5-5-5c-6 0-31 2-38 4-3 0-6 0-6 7 0 3 3 3 7 3 14 0 14 3 14 5 0 1-2 13-4 21-3 8-5 18-8 26-2 11-18 75-19 79-1 8-1 11-1 15 0 29 19 48 43 48 37 0 77-40 77-84 0-34-24-48-44-48-16 0-29 8-38 15 8-27 14-54 21-81zM43 200c-14 0-23-12-23-31 0-10 4-20 12-54 2-6 2-6 8-12 10-13 24-20 34-20 12 0 22 8 22 29 0 12-6 42-16 60-7 14-21 28-37 28z"><text:p/></draw:path><draw:path draw:style-name="gr34" draw:text-style-name="P13" svg:width="0.045cm" svg:height="0.261cm" svg:x="2.987cm" svg:y="0.136cm" svg:viewBox="0 0 46 262" svg:d="M44 23c0-13-9-23-21-23s-23 10-23 23c0 12 11 21 23 21s21-9 21-21zM37 177c0 12 0 44-27 74-3 4-3 5-3 6 0 3 3 5 4 5 5 0 35-34 35-82 0-12 0-43-23-43-16 0-23 11-23 23 0 11 7 22 23 22 2 0 2 0 3 0 3-2 8-2 11-5z"><text:p/></draw:path><draw:path draw:style-name="gr34" draw:text-style-name="P13" svg:width="0.306cm" svg:height="0.285cm" svg:x="3.153cm" svg:y="0.03cm" svg:viewBox="0 0 307 286" svg:d="M238 48c2-2 3-4 6-6 12-13 26-28 55-29 5-1 8-1 8-8 0-4-2-5-6-5-11 0-23 1-35 1-13 0-27-1-42-1-2 0-7 0-7 7 0 5 4 6 6 6 3 0 16 0 16 10 0 7-11 18-12 19-33 37-65 75-97 113-16-42-32-83-47-125-3-6-1-5-3-7 0-10 21-10 26-10 4 0 9 0 9-8 0-5-5-5-6-5-12 0-42 1-54 1-9 0-36-1-47-1-2 0-8 0-8 8 0 5 5 5 10 5 26 0 27 4 31 13 17 47 35 93 51 140 2 1 3 6 3 7s-17 67-19 76c-6 23-6 24-40 24-8 0-12 0-12 8 0 5 4 4 6 5 12 0 42-1 54-1 11 0 42 1 54 1 2 0 7 0 7-8 0-5-3-5-12-5-5 0-8 0-15 0-9-1-11-3-11-7 0-3 3-18 6-27 5-19 9-39 14-59 3-7 3-8 6-12 35-41 70-80 105-120z"><text:p/></draw:path><draw:path draw:style-name="gr34" draw:text-style-name="P13" svg:width="0.119cm" svg:height="0.207cm" svg:x="3.403cm" svg:y="0.175cm" svg:viewBox="0 0 120 208" svg:d="M59 10c0-2 1-4 1-5s-1-5-5-5c-6 0-30 2-37 4-2 0-7 0-7 7 0 3 5 3 8 3 13 0 13 3 13 5 0 1-2 13-4 21-3 8-4 18-6 26-3 11-20 75-20 79-2 8-2 11-2 15 0 29 19 48 43 48 37 0 77-40 77-84 0-34-24-48-44-48-16 0-29 8-38 15 8-27 14-54 21-81zM44 200c-14 0-22-12-22-31 0-10 2-20 10-54 2-6 2-6 8-12 10-13 24-20 34-20 12 0 22 8 22 29 0 12-6 42-16 60-6 14-21 28-36 28z"><text:p/></draw:path><draw:path draw:style-name="gr34" draw:text-style-name="P13" svg:width="0.097cm" svg:height="0.42cm" svg:x="3.577cm" svg:y="0.001cm" svg:viewBox="0 0 98 421" svg:d="M98 212c0-34-4-85-27-133-27-51-63-79-66-79s-5 2-5 5c0 1 0 1 8 9 41 41 65 109 65 198 0 69-15 144-67 197-6 6-6 6-6 7 0 2 2 5 5 5s42-29 67-83c22-46 26-93 26-126z"><text:p/></draw:path></draw:g></draw:g></text:p>
      <text:p text:style-name="P3"/>
      <text:p text:style-name="P5">0. <draw:g text:anchor-type="as-char" svg:y="-0.407cm" draw:z-index="5" draw:name="Forme2" draw:style-name="gr30"><svg:title>TexMaths</svg:title><svg:desc>12§latex§\overrightarrow{AB} (X_b - X_a ; Y_b - Y_a )§svg§600§FALSE§</svg:desc><draw:g draw:style-name="gr2"><draw:path draw:style-name="gr31" draw:text-style-name="P12" svg:width="4.051cm" svg:height="0.562cm" svg:x="0.006cm" svg:y="0.021cm" svg:viewBox="0 0 4052 563" svg:d="M0 0c1350 0 2702 0 4052 0 0 188 0 375 0 563-1350 0-2702 0-4052 0 0-188 0-375 0-563z"><text:p/></draw:path><draw:path draw:style-name="gr32" draw:text-style-name="P13" svg:width="0.257cm" svg:height="0.016cm" svg:x="0.019cm" svg:y="0.102cm" svg:viewBox="0 0 258 17" svg:d="M244 17c7 0 14 0 14-9 0-8-7-8-14-8-77 0-153 0-230 0-7 0-14 0-14 8 0 9 7 9 14 9 77 0 153 0 230 0z"><text:p/></draw:path><draw:path draw:style-name="gr32" draw:text-style-name="P13" svg:width="0.257cm" svg:height="0.016cm" svg:x="0.137cm" svg:y="0.102cm" svg:viewBox="0 0 258 17" svg:d="M244 17c7 0 14 0 14-9 0-8-7-8-14-8-76 0-153 0-228 0-8 0-16 0-16 8 0 9 8 9 16 9 75 0 152 0 228 0z"><text:p/></draw:path><draw:path draw:style-name="gr32" draw:text-style-name="P13" svg:width="0.373cm" svg:height="0.218cm" svg:x="0.244cm" svg:y="0cm" svg:viewBox="0 0 374 219" svg:d="M328 119c-23 16-35 34-38 39-19 30-15 37-22 57 0 4 4 4 8 4 7 0 7 0 10-8 9-41 34-77 81-96 6-1 7-2 7-5s-2-3-3-5c-19-7-70-28-87-99-1-5-1-6-8-6-4 0-8 0-8 5 0 1 3 27 21 56 9 12 21 26 39 41-105 0-209 0-314 0-7 0-14 0-14 8 0 9 7 9 14 9 105 0 209 0 314 0z"><text:p/></draw:path><draw:path draw:style-name="gr32" draw:text-style-name="P13" svg:width="0.288cm" svg:height="0.3cm" svg:x="-0.001cm" svg:y="0.201cm" svg:viewBox="0 0 289 301" svg:d="M61 253c-17 27-33 33-51 35-6 1-10 1-10 8 0 2 2 5 6 5 11 0 24-1 36-1 14 0 29 1 42 1 2 0 8 0 8-7 0-5-3-6-7-6-9 0-19-4-19-15 0-5 2-9 6-15 11-18 20-36 31-54 36 0 71 0 107 0 0 9 6 66 6 70 0 12-22 14-30 14-6 0-11 0-11 8 0 5 4 2 6 5 18 0 36-1 53-1 11 0 37 1 48 1 2 0 7 0 7-9 0-4-3-4-9-4-27 0-27-3-28-15-8-88-17-176-25-263-1-9-1-10-9-10-6 0-8 2-10 7-50 82-98 163-147 246zM112 191c27-47 55-93 82-139 5 46 10 92 15 139-33 0-65 0-97 0z"><text:p/></draw:path><draw:path draw:style-name="gr32" draw:text-style-name="P13" svg:width="0.3cm" svg:height="0.287cm" svg:x="0.318cm" svg:y="0.214cm" svg:viewBox="0 0 301 288" svg:d="M50 255c-4 17-6 19-38 19-7 0-12 0-12 9 0 5 4 5 12 5 50 0 100 0 150 0 67 0 116-49 116-91 0-30-24-54-64-59 43-9 87-40 87-79 0-31-27-59-78-59-47 0-95 0-141 0-9 0-12 0-12 10 0 3 3 3 10 3 2 0 10 0 17 1 7 2 11 2 11 8 0 1 0 2-1 7-19 75-37 151-57 226zM114 134c8-35 18-69 26-104 4-16 4-17 23-17 18 0 36 0 54 0 37 0 46 25 46 45 0 35-36 76-88 76-20 0-41 0-61 0zM95 274c-6 0-7 0-10 0s-5-1-5-4c0-2 0-2 2-10 9-39 20-79 30-117 26 0 52 0 79 0 41 0 48 31 48 50 0 41-37 81-87 81-19 0-38 0-57 0z"><text:p/></draw:path><draw:path draw:style-name="gr32" draw:text-style-name="P13" svg:width="0.097cm" svg:height="0.419cm" svg:x="0.683cm" svg:y="0.187cm" svg:viewBox="0 0 98 420" svg:d="M98 415c0-1 0-1-7-9-53-52-66-132-66-196 0-73 16-146 67-199 6-5 6-5 6-7 0-3-1-4-4-4-4 0-42 29-66 82-22 46-28 93-28 128 0 33 5 84 29 130 25 52 61 80 65 80 3 0 4-2 4-5z"><text:p/></draw:path><draw:path draw:style-name="gr32" draw:text-style-name="P13" svg:width="0.346cm" svg:height="0.287cm" svg:x="0.817cm" svg:y="0.214cm" svg:viewBox="0 0 347 288" svg:d="M193 115c-12-28-24-56-36-84-1-3-1-3-2-5 0-3 7-10 25-13 5 0 8 0 8-7 0-6-4-6-6-6-18 0-36 2-52 2-11 0-38-2-48-2-3 0-8 0-8 10 0 3 4 3 10 3 25 0 28 5 31 15 17 39 34 77 51 117-30 31-59 62-89 95-3 1-4 2-6 5-21 22-41 28-63 29-4 2-8 2-8 9 0 1 0 5 5 5 13 0 26-2 39-2 16 0 33 2 48 2 3 0 8 0 8-9 0-3-4-3-5-5-4 0-17-1-17-13 0-6 6-13 11-18 14-15 29-31 43-45 13-15 25-29 38-42 15 33 28 67 42 101 3 4 3 4 3 5 0 4-9 11-24 12-5 2-9 2-9 9 0 5 4 5 6 5 12 0 41-2 53-2 11 0 36 2 47 2 4 0 8 0 8-8 0-6-4-6-8-6-28 0-29-1-36-17-17-40-44-105-54-131 29-29 73-79 86-91 12-10 28-21 54-22 5 0 9 0 9-8-1-1 0-5-5-5-13 0-26 2-40 2-15 0-32-2-46-2-3 0-9 0-9 10 0 2 3 3 5 3 4 1 17 1 17 13 0 6-5 12-7 16-23 24-46 49-69 73z"><text:p/></draw:path><draw:path draw:style-name="gr32" draw:text-style-name="P13" svg:width="0.118cm" svg:height="0.206cm" svg:x="1.175cm" svg:y="0.361cm" svg:viewBox="0 0 119 207" svg:d="M58 10c0-2 1-4 1-5s-1-5-5-5c-6 0-30 2-37 4-3 0-7 0-7 6 0 4 4 4 8 4 14 0 14 3 14 5 0 1-3 13-4 21-3 8-5 18-8 26-2 11-19 75-19 79-1 7-1 11-1 14 0 30 18 48 43 48 36 0 76-39 76-82 0-35-24-49-45-49-15 0-27 8-37 15 7-27 13-54 21-81zM43 199c-14 0-23-12-23-30 0-11 3-20 11-54 3-5 3-6 7-12 12-13 26-20 36-20 11 0 21 9 21 28 0 12-6 42-15 60-7 15-22 28-37 28z"><text:p/></draw:path><draw:path draw:style-name="gr32" draw:text-style-name="P13" svg:width="0.256cm" svg:height="0.017cm" svg:x="1.454cm" svg:y="0.387cm" svg:viewBox="0 0 257 18" svg:d="M242 18c8 0 15-1 15-10 0-8-7-8-15-8-75 0-152 0-228 0-7 0-14 0-14 8 0 9 7 10 14 10 76 0 153 0 228 0z"><text:p/></draw:path><draw:path draw:style-name="gr32" draw:text-style-name="P13" svg:width="0.347cm" svg:height="0.287cm" svg:x="1.851cm" svg:y="0.214cm" svg:viewBox="0 0 348 288" svg:d="M193 115c-12-28-23-56-35-84-1-3-1-3-2-5 0-3 7-10 25-13 4 0 9 0 9-7 0-6-5-6-8-6-16 0-34 2-52 2-11 0-36-2-47-2-3 0-7 0-7 10 0 3 3 3 9 3 25 0 28 5 31 15 17 39 33 77 50 117-30 31-59 62-89 95-1 1-4 2-5 5-22 22-41 28-62 29-6 2-10 2-10 9 0 1 0 5 6 5 12 0 26-2 40-2 15 0 32 2 46 2 3 0 9 0 9-9 0-3-5-5-6-5-4 0-17-1-17-13 0-6 7-13 12-18 14-15 29-31 43-45 12-15 25-29 37-42 15 33 29 67 44 101 1 4 2 4 2 5 0 4-8 11-25 12-5 2-9 2-9 9 0 5 5 5 6 5 12 0 42-2 54-2 10 0 36 2 47 2 3 0 7 0 7-8 0-6-3-6-7-6-29 0-29-1-36-17-17-40-44-105-55-131 29-29 73-79 86-91 14-10 29-21 54-22 6 0 10 0 10-8-2-1 0-5-6-5-12 0-26 2-40 2-15 0-31-2-46-2-3 0-8 0-8 10 0 2 2 3 5 3 4 1 17 1 17 13 0 6-5 12-8 16-23 24-46 49-69 73z"><text:p/></draw:path><draw:path draw:style-name="gr32" draw:text-style-name="P13" svg:width="0.149cm" svg:height="0.131cm" svg:x="2.206cm" svg:y="0.437cm" svg:viewBox="0 0 150 132" svg:d="M107 17c-6-10-17-17-31-17-38 0-76 41-76 84 0 27 19 48 44 48 16 0 30-9 42-21 6 18 23 21 30 21 11 0 18-6 24-16 6-11 10-27 10-29 0-3-4-3-5-3-3 0-3 1-6 8-3 15-9 31-21 31-8 0-10-6-10-14 0-5 2-16 5-23 1-8 5-20 6-26 2-7 3-16 6-23 1-7 5-21 5-23 0-6-5-9-10-9s-12 3-13 12zM88 92c-3 9-9 15-16 21-2 2-14 10-26 10-11 0-22-7-22-27 0-16 8-48 16-60 13-24 27-29 36-29 21 0 26 23 26 27 0 1 0 2 0 3-5 18-10 37-14 55z"><text:p/></draw:path><draw:path draw:style-name="gr32" draw:text-style-name="P13" svg:width="0.045cm" svg:height="0.261cm" svg:x="2.428cm" svg:y="0.32cm" svg:viewBox="0 0 46 262" svg:d="M44 23c0-13-9-23-21-23s-23 10-23 23c0 12 11 21 23 21s21-9 21-21zM37 176c0 12 0 46-27 77-3 2-3 4-3 5 0 3 1 4 4 4 5 0 35-33 35-82 0-12 0-43-23-43-16 0-23 12-23 22 0 11 7 22 23 22 1 0 2 0 3 0 3 0 8-1 11-5z"><text:p/></draw:path><draw:path draw:style-name="gr32" draw:text-style-name="P13" svg:width="0.306cm" svg:height="0.287cm" svg:x="2.594cm" svg:y="0.214cm" svg:viewBox="0 0 307 288" svg:d="M238 49c2-2 3-3 6-6 12-13 26-27 55-30 5 0 8 0 8-7 0-4-2-6-6-6-11 0-23 2-35 2-13 0-28-2-42-2-2 0-7 0-7 8 0 5 4 5 6 5 3 0 15 1 15 10 0 7-10 19-11 20-33 37-66 74-99 113-15-42-30-83-45-125-3-6-1-5-3-7 0-11 21-11 24-11 6 0 11 0 11-8 0-5-5-5-6-5-12 0-42 2-54 2-9 0-36-2-47-2-2 0-8 0-8 10 0 3 5 3 10 3 25 0 27 5 31 15 17 46 35 92 51 139 2 1 3 6 3 7s-17 68-19 77c-6 22-6 23-40 23-8 0-12 0-12 9 0 5 4 2 6 5 12 0 42-2 54-2 11 0 42 2 54 2 2 0 7 0 7-9 0-5-3-5-12-5-5 0-8 0-15 0-9-1-11-2-11-7 0-2 3-18 5-26 4-20 10-41 15-60 1-7 3-8 6-12 35-41 70-80 105-120z"><text:p/></draw:path><draw:path draw:style-name="gr32" draw:text-style-name="P13" svg:width="0.119cm" svg:height="0.206cm" svg:x="2.844cm" svg:y="0.361cm" svg:viewBox="0 0 120 207" svg:d="M59 10c0-2 1-4 1-5s-1-5-5-5c-6 0-30 2-38 4-1 0-6 0-6 6 0 4 5 4 7 4 14 0 14 3 14 5 0 1-2 13-4 21-3 8-4 18-6 26-4 11-20 75-21 79-1 7-1 11-1 14 0 30 19 48 43 48 37 0 77-39 77-82 0-35-24-49-44-49-16 0-29 8-38 15 8-27 14-54 21-81zM44 199c-14 0-22-12-22-30 0-11 2-20 10-54 2-5 2-6 8-12 10-13 24-20 34-20 12 0 22 9 22 28 0 12-6 42-16 60-7 15-21 28-36 28z"><text:p/></draw:path><draw:path draw:style-name="gr32" draw:text-style-name="P13" svg:width="0.257cm" svg:height="0.017cm" svg:x="3.122cm" svg:y="0.387cm" svg:viewBox="0 0 258 18" svg:d="M244 18c7 0 14-1 14-10 0-8-7-8-14-8-76 0-153 0-228 0-8 0-16 0-16 8 0 9 8 10 16 10 75 0 152 0 228 0z"><text:p/></draw:path><draw:path draw:style-name="gr32" draw:text-style-name="P13" svg:width="0.305cm" svg:height="0.287cm" svg:x="3.524cm" svg:y="0.214cm" svg:viewBox="0 0 306 288" svg:d="M236 49c3-2 4-3 6-6 14-13 27-27 56-30 4 0 8 0 8-7 0-4-2-6-5-6-11 0-24 2-35 2-14 0-28-2-42-2-2 0-8 0-8 8 0 5 5 5 6 5 4 0 16 1 16 10 0 7-10 19-12 20-33 37-65 74-98 113-15-42-31-83-46-125-3-6-2-5-3-7 0-11 21-11 25-11 6 0 10 0 10-8 0-5-5-5-6-5-12 0-41 2-53 2-11 0-37-2-47-2-3 0-8 0-8 10 0 3 4 3 10 3 25 0 26 5 31 15 17 46 35 92 51 139 0 1 2 6 2 7s-17 68-20 77c-4 22-6 23-39 23-7 0-11 0-11 9 0 5 5 5 6 5 12 0 41-2 53-2s42 2 54 2c2 0 8 0 8-9 0-5-3-5-12-5-1 0-9 0-17 0-8-1-10-2-10-7 0-2 3-18 6-26 4-20 9-41 14-60 2-7 2-8 6-12 35-41 70-80 104-120z"><text:p/></draw:path><draw:path draw:style-name="gr32" draw:text-style-name="P13" svg:width="0.149cm" svg:height="0.131cm" svg:x="3.773cm" svg:y="0.437cm" svg:viewBox="0 0 150 132" svg:d="M106 17c-6-10-16-17-30-17-39 0-76 41-76 84 0 27 18 48 44 48 16 0 30-9 42-21 5 18 22 21 30 21 11 0 18-6 23-16 7-11 11-27 11-29 0-3-4-3-5-3-3 0-5 1-6 8-3 15-9 31-21 31-9 0-10-6-10-14 0-5 1-16 4-23 2-8 4-20 7-26 2-7 3-16 6-23 1-7 5-21 5-23 0-6-5-9-10-9-6 0-12 3-14 12zM88 92c-3 9-10 15-16 21-2 2-14 10-28 10-10 0-21-7-21-27 0-16 9-48 15-60 15-24 29-29 38-29 20 0 26 23 26 27 0 1-1 2-1 3-5 18-9 37-13 55z"><text:p/></draw:path><draw:path draw:style-name="gr32" draw:text-style-name="P13" svg:width="0.097cm" svg:height="0.419cm" svg:x="3.981cm" svg:y="0.187cm" svg:viewBox="0 0 98 420" svg:d="M98 210c0-33-4-83-27-131-25-51-61-79-66-79-3 0-5 1-5 4 0 2 0 2 8 10 42 41 66 108 66 196 0 73-15 145-68 199-6 5-6 5-6 6 0 3 2 5 5 5 5 0 42-29 67-82 22-46 26-92 26-128z"><text:p/></draw:path></draw:g></draw:g></text:p>
      <text:p text:style-name="P5">Pour calculer les coordonnées d’un vecteur</text:p>
      <text:p text:style-name="P1"/>
      <text:p text:style-name="P2">1. <draw:g text:anchor-type="as-char" svg:y="-0.453cm" draw:z-index="0" draw:name="Forme2" draw:style-name="gr30"><svg:title>TexMaths</svg:title><svg:desc>12§latex§\overrightarrow{AB} + \overrightarrow{BC} = \overrightarrow{AC}§svg§600§FALSE§</svg:desc><draw:g draw:style-name="gr2"><draw:path draw:style-name="gr31" draw:text-style-name="P12" svg:width="2.998cm" svg:height="0.491cm" svg:x="0.008cm" svg:y="0.021cm" svg:viewBox="0 0 2999 492" svg:d="M0 0c1000 0 1999 0 2999 0 0 164 0 328 0 492-1000 0-1999 0-2999 0 0-164 0-328 0-492z"><text:p/></draw:path><draw:path draw:style-name="gr32" draw:text-style-name="P13" svg:width="0.257cm" svg:height="0.016cm" svg:x="0.021cm" svg:y="0.102cm" svg:viewBox="0 0 258 17" svg:d="M242 17c8 0 16 0 16-9 0-8-8-8-16-8-75 0-152 0-228 0-7 0-14 0-14 8 0 9 7 9 14 9 76 0 153 0 228 0z"><text:p/></draw:path><draw:path draw:style-name="gr32" draw:text-style-name="P13" svg:width="0.257cm" svg:height="0.016cm" svg:x="0.139cm" svg:y="0.102cm" svg:viewBox="0 0 258 17" svg:d="M244 17c7 0 14 0 14-9 0-8-7-8-14-8-76 0-153 0-228 0-8 0-16 0-16 8 0 9 8 9 16 9 75 0 152 0 228 0z"><text:p/></draw:path><draw:path draw:style-name="gr32" draw:text-style-name="P13" svg:width="0.373cm" svg:height="0.218cm" svg:x="0.246cm" svg:y="0cm" svg:viewBox="0 0 374 219" svg:d="M328 119c-23 16-35 34-38 39-19 29-15 37-22 56 0 5 4 5 8 5 7 0 7-1 10-8 9-41 34-77 81-96 5-1 7-2 7-5s-2-3-3-5c-19-7-70-28-87-99-1-5-1-6-8-6-4 0-8 0-8 5 0 1 3 27 21 56 9 12 21 26 39 41-105 0-209 0-314 0-7 0-14 0-14 8 0 9 7 9 14 9 105 0 209 0 314 0z"><text:p/></draw:path><draw:path draw:style-name="gr32" draw:text-style-name="P13" svg:width="0.288cm" svg:height="0.298cm" svg:x="0.001cm" svg:y="0.201cm" svg:viewBox="0 0 289 299" svg:d="M61 253c-17 26-33 32-51 33-6 0-10 0-10 9 0 2 2 4 6 4 11 0 24-1 36-1 14 0 29 1 42 1 2 0 8 0 8-8 0-5-3-5-7-5-9-1-19-3-19-14 0-4 2-9 6-15 11-17 20-35 31-53 36 0 71 0 107 0 0 8 6 64 6 68 0 13-22 14-30 14-6 0-11 0-11 9 0 4 4 3 6 4 18 0 36-1 53-1 11 0 37 1 48 1 2 0 7 0 7-8 0-5-3-5-9-5-27 0-27-2-28-15-8-87-17-174-25-261-1-9-1-10-9-10-6 0-8 2-10 7-50 82-98 163-147 246zM112 190c27-46 55-93 82-139 5 46 9 93 14 139-33 0-64 0-96 0z"><text:p/></draw:path><draw:path draw:style-name="gr32" draw:text-style-name="P13" svg:width="0.3cm" svg:height="0.285cm" svg:x="0.32cm" svg:y="0.214cm" svg:viewBox="0 0 301 286" svg:d="M50 255c-4 14-6 18-38 18-7 0-12 0-12 8 0 5 4 5 12 5 50 0 100 0 150 0 67 0 116-48 116-90 0-30-24-53-64-58 43-9 87-40 87-79 0-31-27-59-78-59-47 0-95 0-141 0-9 0-14 0-14 8 0 5 5 5 12 5 2 0 10 0 17 1 7 2 11 2 11 8 0 1 0 2-1 7-19 75-37 151-57 226zM114 134c8-35 17-69 25-104 5-16 5-17 23-17s37 0 55 0c37 0 46 25 46 43 0 37-36 78-88 78-20 0-41 0-61 0zM95 273c-6 0-7 0-10 0-3-1-5-1-5-5 0 0 0-1 2-8 9-40 20-79 30-117 26 0 52 0 79 0 41 0 48 31 48 49 0 42-37 81-87 81-19 0-38 0-57 0z"><text:p/></draw:path><draw:path draw:style-name="gr32" draw:text-style-name="P13" svg:width="0.28cm" svg:height="0.278cm" svg:x="0.76cm" svg:y="0.258cm" svg:viewBox="0 0 281 279" svg:d="M149 149c39 0 78 0 117 0 6 0 15 0 15-9 0-8-9-8-15-8-39 0-78 0-117 0 0-40 0-78 0-118 0-6 0-14-9-14-8 0-8 8-8 14 0 40 0 78 0 118-40 0-78 0-118 0-6 0-14 0-14 8 0 9 8 9 14 9 40 0 78 0 118 0 0 38 0 77 0 117 0 5 0 13 8 13 9 0 9-8 9-13 0-40 0-79 0-117z"><text:p/></draw:path><draw:path draw:style-name="gr32" draw:text-style-name="P13" svg:width="0.257cm" svg:height="0.016cm" svg:x="1.194cm" svg:y="0.102cm" svg:viewBox="0 0 258 17" svg:d="M242 17c8 0 16 0 16-9 0-8-8-8-16-8-75 0-152 0-228 0-7 0-14 0-14 8 0 9 7 9 14 9 76 0 153 0 228 0z"><text:p/></draw:path><draw:path draw:style-name="gr32" draw:text-style-name="P13" svg:width="0.256cm" svg:height="0.016cm" svg:x="1.32cm" svg:y="0.102cm" svg:viewBox="0 0 257 17" svg:d="M242 17c8 0 15 0 15-9 0-8-7-8-15-8-75 0-152 0-228 0-7 0-14 0-14 8 0 9 7 9 14 9 76 0 153 0 228 0z"><text:p/></draw:path><draw:path draw:style-name="gr32" draw:text-style-name="P13" svg:width="0.373cm" svg:height="0.218cm" svg:x="1.432cm" svg:y="0cm" svg:viewBox="0 0 374 219" svg:d="M329 119c-23 16-35 34-39 39-19 29-14 37-21 56 0 5 5 5 8 5 7 0 7-1 9-8 9-41 34-77 82-96 5-1 6-2 6-5s-2-5-3-5c-18-7-70-28-85-99-2-5-2-6-9-6-3 0-8 0-8 5 0 1 3 27 21 56 9 12 21 26 39 41-105 0-209 0-313 0-8 0-16 0-16 8 0 9 8 9 16 9 104 0 208 0 313 0z"><text:p/></draw:path><draw:path draw:style-name="gr32" draw:text-style-name="P13" svg:width="0.299cm" svg:height="0.285cm" svg:x="1.177cm" svg:y="0.214cm" svg:viewBox="0 0 300 286" svg:d="M49 255c-3 14-5 18-38 18-7 0-11 0-11 8 0 5 4 5 11 5 50 0 101 0 151 0 66 0 115-48 115-90 0-30-24-53-65-58 45-9 88-40 88-79 0-31-28-59-78-59-47 0-95 0-142 0-8 0-12 0-12 8 0 5 4 5 12 5 5 0 9 0 16 1 7 2 12 2 12 8 0 1-1 2-2 7-20 75-38 151-57 226zM113 134c8-35 18-69 26-104 4-16 5-17 23-17s36 0 54 0c37 0 47 25 47 43 0 37-37 78-89 78-20 0-41 0-61 0zM94 273c-6 0-6 0-9 0-5-1-6-1-6-5 0 0 0-1 3-8 9-40 19-79 28-117 27 0 53 0 80 0 40 0 49 31 49 49 0 42-37 81-88 81-19 0-38 0-57 0z"><text:p/></draw:path><draw:path draw:style-name="gr32" draw:text-style-name="P13" svg:width="0.298cm" svg:height="0.303cm" svg:x="1.52cm" svg:y="0.206cm" svg:viewBox="0 0 299 304" svg:d="M299 4c0-2-1-4-5-4-1 0-1 0-6 5-10 11-20 21-30 32-4-6-23-37-70-37-93 0-188 92-188 190 0 69 49 114 114 114 36 0 68-17 91-36 39-33 46-72 46-73 0-5-4-5-5-5-2 0-5 2-6 5-4 12-13 42-42 66-29 23-55 30-78 30-37 0-82-23-82-86 0-24 9-92 51-142 25-29 65-51 103-51 43 0 67 34 67 81 0 17-1 17-1 22 0 4 5 5 6 5 6 0 6-1 8-9 9-36 18-71 27-107z"><text:p/></draw:path><draw:path draw:style-name="gr32" draw:text-style-name="P13" svg:width="0.28cm" svg:height="0.097cm" svg:x="1.97cm" svg:y="0.347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2" draw:text-style-name="P13" svg:width="0.256cm" svg:height="0.016cm" svg:x="2.427cm" svg:y="0.102cm" svg:viewBox="0 0 257 17" svg:d="M242 17c8 0 15 0 15-9 0-8-7-8-15-8-75 0-152 0-228 0-7 0-14 0-14 8 0 9 7 9 14 9 76 0 153 0 228 0z"><text:p/></draw:path><draw:path draw:style-name="gr32" draw:text-style-name="P13" svg:width="0.373cm" svg:height="0.218cm" svg:x="2.641cm" svg:y="0cm" svg:viewBox="0 0 374 219" svg:d="M329 119c-23 16-35 34-39 39-19 29-14 37-21 56 0 5 5 5 8 5 7 0 7-1 9-8 10-41 34-77 82-96 5-1 6-2 6-5s-2-5-3-5c-18-7-70-28-85-99-2-5-2-6-9-6-3 0-8 0-8 5 0 1 3 27 21 56 9 12 21 26 39 41-105 0-209 0-313 0-8 0-16 0-16 8 0 9 8 9 16 9 104 0 208 0 313 0z"><text:p/></draw:path><draw:path draw:style-name="gr32" draw:text-style-name="P13" svg:width="0.288cm" svg:height="0.298cm" svg:x="2.407cm" svg:y="0.201cm" svg:viewBox="0 0 289 299" svg:d="M60 253c-17 26-32 32-52 33-4 0-8 0-8 9 0 2 2 4 5 4 12 0 25-1 37-1 13 0 29 1 42 1 2 0 7 0 7-8 0-5-3-5-6-5-9-1-20-3-20-14 0-4 2-9 6-15 11-17 21-35 32-53 35 0 71 0 106 0 1 8 7 64 7 68 0 13-23 14-31 14-6 0-10 0-10 9 0 4 5 4 6 4 17 0 35-1 53-1 11 0 37 1 48 1 2 0 7 0 7-8 0-5-5-5-9-5-27 0-27-2-28-15-8-87-18-174-26-261 0-9 0-10-8-10-7 0-8 2-10 7-50 82-99 163-148 246zM112 190c27-46 55-93 82-139 5 46 9 93 14 139-33 0-64 0-96 0z"><text:p/></draw:path><draw:path draw:style-name="gr32" draw:text-style-name="P13" svg:width="0.298cm" svg:height="0.303cm" svg:x="2.73cm" svg:y="0.206cm" svg:viewBox="0 0 299 304" svg:d="M299 4c0-2-1-4-5-4-1 0-1 0-6 5-10 11-20 21-30 32-4-6-23-37-70-37-93 0-188 92-188 190 0 69 49 114 114 114 36 0 68-17 91-36 39-33 46-72 46-73 0-5-4-5-5-5-2 0-5 2-5 5-5 12-14 42-43 66-29 23-55 30-78 30-37 0-82-23-82-86 0-24 9-92 51-142 25-29 66-51 103-51 43 0 67 34 67 81 0 17-1 17-1 22 0 4 5 5 7 5 5 0 5-1 7-9 9-36 18-71 27-107z"><text:p/></draw:path></draw:g></draw:g></text:p>
      <text:p text:style-name="P3">Pour additionner les vecteurs entre eux</text:p>
      <text:p text:style-name="P3"/>
      <text:p text:style-name="P3">2. <draw:g text:anchor-type="as-char" svg:y="-0.572cm" draw:z-index="1" draw:name="Forme3" draw:style-name="gr30"><svg:title>TexMaths</svg:title><svg:desc>12§display§M ( \frac{X_{a} + X_{b}}{2} ; \frac{Y_{a}+Y_{b}}{2} )§svg§600§FALSE§</svg:desc><draw:g draw:style-name="gr2"><draw:path draw:style-name="gr31" draw:text-style-name="P12" svg:width="4.05cm" svg:height="0.816cm" svg:x="0.004cm" svg:y="0.018cm" svg:viewBox="0 0 4051 817" svg:d="M0 0c1350 0 2701 0 4051 0 0 272 0 545 0 817-1350 0-2701 0-4051 0 0-272 0-545 0-817z"><text:p/></draw:path><draw:path draw:style-name="gr32" draw:text-style-name="P13" svg:width="0.421cm" svg:height="0.287cm" svg:x="0.001cm" svg:y="0.284cm" svg:viewBox="0 0 422 288" svg:d="M372 32c4-14 5-19 37-19 10 0 13 0 13-8 0-5-4-5-12-5-18 0-37 0-55 0-11 0-12 0-17 8-51 81-102 160-153 240-11-79-22-158-33-237-1-11-2-11-13-11-19 0-38 0-57 0-9 0-14 0-14 8 0 5 4 5 12 5 6 0 14 1 18 1 8 2 10 3 10 8 0 1 0 2-1 7-18 72-36 143-54 215-4 16-11 29-46 31-2 0-7 1-7 8 0 4 2 5 6 5 13 0 28-1 42-1s29 1 43 1c3 0 7 0 7-9 0-4-4-4-7-4-24 0-29-9-29-18 0-4 0-5 3-10 19-77 37-152 56-229h1c12 86 24 173 36 260 2 5 2 10 6 10 5 0 8-5 10-7 56-89 114-178 170-267-20 81-39 161-60 241-4 17-4 20-38 20-7 0-12 0-12 8 0 5 5 5 6 5 12 0 41-1 53-1 17 0 35 1 53 1 2 0 8 0 8-9 0-4-5-4-12-4-16 0-28 0-28-8 0-1 0-2 3-9 18-76 37-150 55-226z"><text:p/></draw:path><draw:path draw:style-name="gr32" draw:text-style-name="P13" svg:width="0.096cm" svg:height="0.42cm" svg:x="0.48cm" svg:y="0.256cm" svg:viewBox="0 0 97 421" svg:d="M97 416c0-1 0-1-7-8-52-53-66-133-66-198 0-73 17-146 68-199 5-5 5-5 5-7 0-3-1-4-3-4-5 0-42 29-68 82-21 46-26 93-26 128 0 34 5 84 28 132 25 51 61 79 66 79 2 0 3-1 3-5z"><text:p/></draw:path><draw:path draw:style-name="gr32" draw:text-style-name="P13" svg:width="0.347cm" svg:height="0.287cm" svg:x="0.663cm" svg:y="0.001cm" svg:viewBox="0 0 348 288" svg:d="M193 114c-12-28-23-55-35-83-1-3-1-3-2-6 0-2 7-11 25-12 4 0 9-1 9-8 0-5-5-5-6-5-18 0-36 1-54 1-11 0-36-1-47-1-3 0-7 0-7 8 0 5 3 5 9 5 25 0 28 4 31 13 17 40 33 78 50 118-30 31-59 64-89 96-1 1-4 2-5 5-20 21-41 28-62 30-5 0-10 0-10 8 2 1 0 5 6 5 13 0 26-1 40-1 15 0 32 1 46 1 3 0 9 0 9-9 0-4-5-4-6-4-4 0-17-2-17-14 0-7 7-13 12-19 14-15 29-31 43-45 12-15 25-28 37-41 15 34 29 67 44 101 1 4 2 4 2 6s-8 9-25 12c-5 0-9 1-9 8 0 5 5 5 6 5 12 0 42-1 54-1 10 0 36 1 47 1 3 0 7 0 7-9 0-4-3-4-7-4-27 0-29-3-36-20-17-38-44-104-54-129 28-30 72-79 87-91 12-11 27-21 52-22 6 0 10 0 10-8-2-1 0-5-6-5-12 0-26 1-40 1-15 0-31-1-46-1-3 0-8 0-8 8 0 3 2 5 5 5 4 0 17 1 17 13 0 6-5 11-8 15-23 24-46 49-69 73z"><text:p/></draw:path><draw:path draw:style-name="gr32" draw:text-style-name="P13" svg:width="0.149cm" svg:height="0.132cm" svg:x="1.02cm" svg:y="0.219cm" svg:viewBox="0 0 150 133" svg:d="M107 18c-6-11-17-18-31-18-38 0-76 42-76 84 0 29 19 49 44 49 16 0 30-9 42-20 6 17 23 20 30 20 11 0 18-7 24-15 6-12 10-29 10-30 0-4-4-4-5-4-3 0-3 1-6 10-3 13-9 31-21 31-8 0-10-6-10-15 0-4 2-15 5-22 1-9 5-21 6-28 2-7 3-14 6-22 1-8 5-21 5-22 0-8-5-10-10-10s-12 4-13 12zM88 94c-3 8-9 13-16 19-2 2-14 12-26 12-11 0-22-7-22-29 0-16 8-48 16-60 13-23 28-28 36-28 21 0 26 23 26 26 0 1 0 3 0 4-5 18-10 38-14 56z"><text:p/></draw:path><draw:path draw:style-name="gr32" draw:text-style-name="P13" svg:width="0.279cm" svg:height="0.28cm" svg:x="1.323cm" svg:y="0.04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32" draw:text-style-name="P13" svg:width="0.346cm" svg:height="0.287cm" svg:x="1.732cm" svg:y="0.001cm" svg:viewBox="0 0 347 288" svg:d="M193 114c-12-28-24-55-36-83-1-3-1-3-2-6 0-2 7-11 25-12 5 0 8-1 8-8 0-5-4-5-6-5-16 0-36 1-52 1-11 0-38-1-48-1-3 0-8 0-8 8 0 5 4 5 10 5 25 0 28 4 31 13 17 40 34 78 51 118-30 31-59 64-89 96-3 1-4 2-6 5-21 21-41 28-61 30-6 0-10 0-10 8 1 1 0 5 5 5 13 0 26-1 39-1 16 0 33 1 48 1 3 0 8 0 8-9 0-4-4-4-5-4-4 0-17-2-17-14 0-7 6-13 11-19 14-15 29-31 43-45 13-15 25-28 38-41 15 34 28 67 42 101 3 4 3 4 3 6s-9 9-24 12c-5 0-9 1-9 8 0 5 4 5 6 5 12 0 41-1 53-1 11 0 36 1 47 1 4 0 8 0 8-9 0-4-4-4-8-4-28 0-29-3-36-20-16-38-44-104-54-129 29-30 73-79 86-91 12-11 28-21 54-22 5 0 9 0 9-8-1-1 0-5-5-5-13 0-26 1-40 1-15 0-32-1-46-1-3 0-9 0-9 8 0 3 3 5 5 5 4 0 17 1 17 13 0 6-5 11-7 15-23 24-46 49-69 73z"><text:p/></draw:path><draw:path draw:style-name="gr32" draw:text-style-name="P13" svg:width="0.118cm" svg:height="0.207cm" svg:x="2.089cm" svg:y="0.146cm" svg:viewBox="0 0 119 208" svg:d="M58 8c1 0 1-3 1-4 0-2-1-4-5-4-6 0-30 2-37 2-3 2-7 2-7 8 0 3 4 3 8 3 14 0 14 3 14 5s-3 14-4 20c-3 10-5 18-8 28-2 10-19 74-19 78-1 7-1 11-1 14 0 30 18 50 43 50 36 0 76-41 76-84 0-35-24-50-45-50-14 0-27 9-37 17 7-27 13-55 21-83zM43 199c-14 0-23-13-23-30 0-11 3-21 11-54 3-6 3-6 7-13 12-13 26-19 36-19 11 0 22 8 22 29 0 12-7 42-16 58-7 15-21 29-37 29z"><text:p/></draw:path><draw:path draw:style-name="gr32" draw:text-style-name="P13" svg:width="1.585cm" svg:height="0.016cm" svg:x="0.652cm" svg:y="0.458cm" svg:viewBox="0 0 1586 17" svg:d="M0 0c529 0 1057 0 1586 0 0 6 0 11 0 17-529 0-1057 0-1586 0 0-6 0-11 0-17z"><text:p/></draw:path><draw:path draw:style-name="gr32" draw:text-style-name="P13" svg:width="0.167cm" svg:height="0.28cm" svg:x="1.362cm" svg:y="0.579cm" svg:viewBox="0 0 168 281" svg:d="M32 248c15-14 30-28 45-43 66-59 91-81 91-123 0-48-38-82-89-82-48 0-79 40-79 77 0 23 20 23 23 23 7 0 21-5 21-22 0-11-8-22-22-22-4 0-4 0-5 0 9-27 32-43 56-43 39 0 57 35 57 69 0 33-21 67-45 93-26 30-54 60-80 90-5 5-5 6-5 16 52 0 104 0 156 0 4-26 8-49 12-73-4 0-7 0-11 0-1 12-5 31-8 37-4 3-31 3-41 3-25 0-50 0-76 0z"><text:p/></draw:path><draw:path draw:style-name="gr32" draw:text-style-name="P13" svg:width="0.045cm" svg:height="0.262cm" svg:x="2.325cm" svg:y="0.391cm" svg:viewBox="0 0 46 263" svg:d="M44 23c0-13-10-23-22-23-14 0-22 10-22 23 0 12 8 21 22 21 12 0 22-9 22-21zM36 176c0 12 0 46-26 77-4 2-4 4-4 5 0 3 2 5 5 5 5 0 35-34 35-83 0-12-2-43-24-43-15 0-22 11-22 23 0 10 7 21 22 21 2 0 2 0 3 0 4 0 9-1 11-5z"><text:p/></draw:path><draw:path draw:style-name="gr32" draw:text-style-name="P13" svg:width="0.306cm" svg:height="0.287cm" svg:x="2.541cm" svg:y="0.001cm" svg:viewBox="0 0 307 288" svg:d="M238 48c2-2 3-4 6-6 12-12 26-26 55-29 3 0 8 0 8-8 0-4-2-5-6-5-11 0-23 1-35 1-13 0-28-1-42-1-2 0-8 0-8 8 0 5 5 5 7 5 3 0 15 1 15 10 0 7-10 18-11 20-33 37-66 76-99 113-15-42-30-84-45-126-3-6-3-6-3-7 0-10 21-10 24-10 6 0 11 0 11-8 0-5-5-5-6-5-12 0-42 1-54 1-11 0-36-1-47-1-2 0-8 0-8 8 0 5 5 5 10 5 25 0 27 4 31 15 17 45 35 92 51 138 2 1 3 6 3 7s-17 69-19 76c-6 23-6 26-40 26-8 0-12 0-12 8 0 5 5 5 6 5 12 0 41-1 53-1 11 0 43 1 54 1 3 0 8 0 8-9 0-4-3-4-12-4-5-2-8 0-15-2-9-1-12-1-12-6 0-3 4-18 6-27 4-20 10-40 15-59 1-8 3-9 6-13 35-40 70-80 105-120z"><text:p/></draw:path><draw:path draw:style-name="gr32" draw:text-style-name="P13" svg:width="0.149cm" svg:height="0.132cm" svg:x="2.79cm" svg:y="0.219cm" svg:viewBox="0 0 150 133" svg:d="M107 18c-6-11-17-18-31-18-38 0-76 42-76 84 0 29 19 49 44 49 16 0 30-9 42-20 6 17 23 20 30 20 11 0 18-7 24-15 6-12 10-29 10-30 0-4-4-4-5-4-3 0-3 1-6 10-3 13-9 31-21 31-8 0-10-6-10-15 0-4 2-15 5-22 1-9 5-21 6-28 2-7 3-14 6-22 1-8 5-21 5-22 0-8-5-10-10-10s-12 4-13 12zM88 94c-3 8-9 13-16 19-2 2-14 12-26 12-11 0-22-7-22-29 0-16 8-48 16-60 13-23 27-28 36-28 21 0 26 23 26 26 0 1 0 3-1 4-5 18-9 38-13 56z"><text:p/></draw:path><draw:path draw:style-name="gr32" draw:text-style-name="P13" svg:width="0.279cm" svg:height="0.28cm" svg:x="3.093cm" svg:y="0.04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32" draw:text-style-name="P13" svg:width="0.305cm" svg:height="0.287cm" svg:x="3.506cm" svg:y="0.001cm" svg:viewBox="0 0 306 288" svg:d="M236 48c3-2 4-4 6-6 12-12 27-26 56-29 4 0 8 0 8-8 0-4-2-5-6-5-11 0-23 1-34 1-14 0-28-1-43-1-2 0-7 0-7 8 0 5 4 5 6 5s16 1 16 10c0 7-10 18-12 20-33 37-65 76-98 113-15-42-31-84-46-126-3-6-3-6-3-7 0-10 21-10 25-10 6 0 10 0 10-8 0-5-5-5-6-5-12 0-42 1-53 1s-37-1-48-1c-2 0-7 0-7 8 0 5 4 5 10 5 25 0 26 4 30 15 16 45 34 92 51 138 1 1 3 6 3 7s-17 69-20 76c-4 23-6 26-39 26-9 0-11 0-11 8 0 5 4 2 5 5 12 0 42-1 54-1s42 1 54 1c2 0 7 0 7-9 0-4-4-4-11-4-1 0-9 0-17-2-8-1-10-1-10-6 0-3 3-18 6-27 4-20 9-40 14-59 2-8 2-9 6-13 35-40 70-80 104-120z"><text:p/></draw:path><draw:path draw:style-name="gr32" draw:text-style-name="P13" svg:width="0.119cm" svg:height="0.207cm" svg:x="3.754cm" svg:y="0.146cm" svg:viewBox="0 0 120 208" svg:d="M59 8c0-1 1-3 1-4 0-2-1-4-5-4-6 0-30 2-37 2-2 2-7 2-7 8 0 3 5 3 8 3 13 0 13 3 13 5s-2 14-3 20c-3 10-5 18-7 28-3 10-20 74-20 78-2 7-2 11-2 14 0 30 19 50 44 50 36 0 76-41 76-84 0-35-24-50-44-50-16 0-28 9-38 17 8-27 14-55 21-83zM44 199c-14 0-22-13-22-30 0-11 2-21 10-54 2-6 2-6 8-13 10-13 25-19 34-19 12 0 22 8 22 29 0 12-6 42-14 58-8 15-23 29-38 29z"><text:p/></draw:path><draw:path draw:style-name="gr32" draw:text-style-name="P13" svg:width="1.377cm" svg:height="0.016cm" svg:x="2.527cm" svg:y="0.458cm" svg:viewBox="0 0 1378 17" svg:d="M0 0c460 0 918 0 1378 0 0 6 0 11 0 17-460 0-918 0-1378 0 0-6 0-11 0-17z"><text:p/></draw:path><draw:path draw:style-name="gr32" draw:text-style-name="P13" svg:width="0.167cm" svg:height="0.28cm" svg:x="3.132cm" svg:y="0.579cm" svg:viewBox="0 0 168 281" svg:d="M32 248c15-14 30-28 45-43 66-59 91-81 91-123 0-48-38-82-89-82-48 0-79 40-79 77 0 23 20 23 22 23 7 0 22-5 22-22 0-11-8-22-22-22-4 0-4 0-5 0 9-27 32-43 56-43 39 0 57 35 57 69 0 33-21 67-45 93-26 30-54 60-80 90-5 5-5 6-5 16 52 0 104 0 156 0 4-26 8-49 12-73-4 0-7 0-11 0-2 12-5 31-8 37-4 3-31 3-41 3-25 0-50 0-76 0z"><text:p/></draw:path><draw:path draw:style-name="gr32" draw:text-style-name="P13" svg:width="0.097cm" svg:height="0.42cm" svg:x="3.979cm" svg:y="0.256cm" svg:viewBox="0 0 98 421" svg:d="M98 210c0-32-4-83-27-131-25-51-61-79-66-79-3 0-5 1-5 4 0 2 0 2 8 10 42 41 66 108 66 196 0 72-15 146-68 199-6 6-6 6-6 7 0 4 2 5 5 5 5 0 42-29 67-82 22-46 26-93 26-129z"><text:p/></draw:path></draw:g></draw:g></text:p>
      <text:p text:style-name="P3">Pour trouver M, le milieu du segment [AB]</text:p>
      <text:p text:style-name="P3"/>
      <text:p text:style-name="P3">3. <draw:g text:anchor-type="as-char" svg:y="-0.381cm" draw:z-index="2" draw:name="Forme4" draw:style-name="gr30"><svg:title>TexMaths</svg:title><svg:desc>12§latex§AB = \sqrt{(X_{b}-X_{a})^{2} + (Y_{b}-Y_{a})^{2}}§svg§600§FALSE§</svg:desc><draw:g draw:style-name="gr2"><draw:path draw:style-name="gr31" draw:text-style-name="P12" svg:width="6.118cm" svg:height="0.462cm" svg:x="0.008cm" svg:y="0.022cm" svg:viewBox="0 0 6119 463" svg:d="M3059 463c-1020 0-2039 0-3059 0 0-154 0-309 0-463 2040 0 4079 0 6119 0 0 154 0 309 0 463-1020 0-2040 0-3060 0z"><text:p/></draw:path><draw:path draw:style-name="gr32" draw:text-style-name="P13" svg:width="0.288cm" svg:height="0.301cm" svg:x="0cm" svg:y="0.077cm" svg:viewBox="0 0 289 302" svg:d="M155 8c-3-6-3-8-10-8s-8 2-9 8c-29 85-59 169-88 253-7 20-25 27-48 27 0 5 0 9 0 14 11 0 29-2 43-2 13 0 35 2 49 2 0-5 0-9 0-14-21 0-32-10-32-21 0-1 1-5 1-6 6-18 13-37 19-56 35 0 70 0 105 0 7 22 15 44 23 65 0 2 1 4 1 6 0 12-24 12-35 12 0 5 0 9 0 14 14-2 44-2 60-2 18 0 37 0 55 2 0-5 0-9 0-14-2 0-5 0-7 0-25 0-31-2-36-16-30-88-61-176-91-264zM132 55c16 46 32 92 48 137-31 0-64 0-95 0 16-45 31-91 47-137z"><text:p/></draw:path><draw:path draw:style-name="gr32" draw:text-style-name="P13" svg:width="0.259cm" svg:height="0.286cm" svg:x="0.318cm" svg:y="0.091cm" svg:viewBox="0 0 260 287" svg:d="M79 133c0-34 0-69 0-104 0-13 1-17 21-17 18 0 34 0 52 0 41 0 56 36 56 59 0 26-21 62-68 62-20 0-40 0-61 0zM179 137c41-8 69-35 69-66 0-37-38-71-93-71-52 0-103 0-155 0 0 4 0 8 0 12 4 0 7 0 11 0 32 0 33 5 33 20 0 75 0 148 0 223 0 14-1 19-33 19-4 0-7 0-11 0 0 5 0 8 0 13 55 0 110 0 166 0s94-37 94-77c0-37-34-68-81-73zM152 274c-18 0-34 0-52 0-20 0-21-2-21-17 0-38 0-77 0-115 27 0 53 0 79 0 42 0 59 39 59 67 0 30-21 65-65 65z"><text:p/></draw:path><draw:path draw:style-name="gr32" draw:text-style-name="P13" svg:width="0.279cm" svg:height="0.098cm" svg:x="0.767cm" svg:y="0.223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32" draw:text-style-name="P13" svg:width="0.383cm" svg:height="0.505cm" svg:x="1.258cm" svg:y="0.001cm" svg:viewBox="0 0 384 506" svg:d="M132 506c13 0 14-1 18-9 77-159 154-320 230-480 4-6 4-7 4-9 0-4-4-8-8-8-6 0-8 4-10 8-72 152-145 302-217 453-30-69-60-138-90-207-19 14-40 30-59 44 2 2 4 5 6 7 10-7 20-15 30-23 32 75 64 149 96 224z"><text:p/></draw:path><draw:path draw:style-name="gr32" draw:text-style-name="P13" svg:width="4.515cm" svg:height="0.016cm" svg:x="1.633cm" svg:y="0.001cm" svg:viewBox="0 0 4516 17" svg:d="M2257 17c-752 0-1505 0-2257 0 0-6 0-11 0-17 1505 0 3011 0 4516 0 0 6 0 11 0 17-753 0-1506 0-2259 0z"><text:p/></draw:path><draw:path draw:style-name="gr32" draw:text-style-name="P13" svg:width="0.096cm" svg:height="0.421cm" svg:x="1.675cm" svg:y="0.062cm" svg:viewBox="0 0 97 422" svg:d="M97 417c0-1 0-2-7-10-53-53-66-132-66-197 0-73 16-146 67-199 6-5 6-5 6-6 0-4-1-5-3-5-5 0-44 29-68 82-21 47-26 93-26 128 0 34 4 84 28 132 25 52 61 80 66 80 2 0 3-3 3-5z"><text:p/></draw:path><draw:path draw:style-name="gr32" draw:text-style-name="P13" svg:width="0.346cm" svg:height="0.286cm" svg:x="1.808cm" svg:y="0.091cm" svg:viewBox="0 0 347 287" svg:d="M193 114c-12-27-24-56-36-84-1-4-1-4-1-5 0-3 7-11 24-13 5 0 8 0 8-7 0-5-4-5-6-5-16 0-34 1-52 1-11 0-38-1-48-1-3 0-8 0-8 8 0 4 5 4 10 4 25 0 28 5 32 14 17 39 33 79 50 117-30 32-59 64-89 96-3 1-4 4-6 5-21 22-40 29-61 30-6 0-10 0-10 8 1 2 0 5 5 5 13 0 27-1 39-1 16 0 33 1 48 1 3 0 8 0 8-8 0-5-4-5-5-5-4 0-17-1-17-13 0-6 6-13 11-19 14-15 29-31 43-45 13-14 25-28 38-42 15 34 28 67 42 101 3 5 3 5 3 6 0 4-9 11-24 12-5 0-9 1-9 8 0 5 5 5 6 5 12 0 41-1 53-1 11 0 36 1 47 1 4 0 8 0 8-8 0-5-4-5-7-5-29 0-30-1-37-18-16-40-44-106-54-131 29-29 73-79 86-91 12-10 29-21 54-22 5 0 9 0 9-8-1-2 0-4-5-4-13 0-26 1-40 1-15 0-32-1-46-1-3 0-9 0-9 8 0 3 3 4 5 4 5 1 17 1 17 13 0 6-4 12-7 16-23 24-46 49-69 73z"><text:p/></draw:path><draw:path draw:style-name="gr32" draw:text-style-name="P13" svg:width="0.118cm" svg:height="0.207cm" svg:x="2.166cm" svg:y="0.236cm" svg:viewBox="0 0 119 208" svg:d="M58 10c1-2 1-4 1-5 0-3-1-5-4-5-6 0-31 2-38 4-3 0-6 0-6 6 0 4 3 4 7 4 14 0 14 2 14 4s-3 14-4 22c-3 8-5 18-8 26-2 11-19 75-19 78-1 7-1 12-1 15 0 30 18 49 43 49 37 0 76-40 76-84 0-34-24-49-45-49-14 0-27 8-37 16 7-27 13-54 21-81zM43 199c-14 0-23-12-23-30 0-10 3-20 11-54 3-6 3-6 7-13 12-12 26-19 36-19 11 0 22 8 22 29 0 12-7 42-16 59-7 14-21 28-37 28z"><text:p/></draw:path><draw:path draw:style-name="gr32" draw:text-style-name="P13" svg:width="0.257cm" svg:height="0.016cm" svg:x="2.444cm" svg:y="0.264cm" svg:viewBox="0 0 258 17" svg:d="M242 17c8 0 16 0 16-9 0-8-8-8-16-8-75 0-152 0-228 0-7 0-14 0-14 8 0 9 7 9 14 9 76 0 153 0 228 0z"><text:p/></draw:path><draw:path draw:style-name="gr32" draw:text-style-name="P13" svg:width="0.346cm" svg:height="0.286cm" svg:x="2.843cm" svg:y="0.091cm" svg:viewBox="0 0 347 287" svg:d="M193 114c-12-27-24-56-36-84-1-4-1-4-2-5 0-3 7-11 25-13 5 0 8 0 8-7 0-5-4-5-6-5-18 0-36 1-52 1-11 0-38-1-48-1-3 0-8 0-8 8 0 4 4 4 10 4 25 0 28 5 31 14 17 39 34 79 51 117-30 32-59 64-89 96-3 1-4 4-6 5-21 22-41 29-63 30-4 0-8 0-8 8 1 2 0 5 5 5 13 0 26-1 39-1 16 0 33 1 48 1 3 0 8 0 8-8 0-5-4-4-5-5-4 0-17-1-17-13 0-6 6-13 11-19 14-15 29-31 43-45 13-14 25-28 38-42 15 34 28 67 42 101 3 5 3 5 3 6 0 4-9 11-25 12-4 0-9 1-9 8 0 5 5 5 7 5 12 0 41-1 53-1 11 0 36 1 47 1 2 0 8 0 8-8 0-5-4-5-8-5-28 0-29-1-36-18-17-40-44-106-54-131 29-29 73-79 86-91 12-10 28-21 53-22 6 0 10 0 10-8-1-2 0-4-5-4-13 0-26 1-40 1-15 0-32-1-46-1-3 0-9 0-9 8 0 3 3 4 5 4 4 1 17 1 17 13 0 6-5 12-7 16-23 24-46 49-69 73z"><text:p/></draw:path><draw:path draw:style-name="gr32" draw:text-style-name="P13" svg:width="0.15cm" svg:height="0.132cm" svg:x="3.198cm" svg:y="0.311cm" svg:viewBox="0 0 151 133" svg:d="M107 18c-6-10-16-18-30-18-39 0-77 42-77 84 0 29 19 49 44 49 17 0 32-9 42-20 6 17 23 20 32 20 10 0 18-6 22-15 8-12 11-29 11-30 0-4-3-4-5-4-4 0-4 1-7 10-3 14-8 31-21 31-8 0-10-6-10-14 0-5 2-16 5-23 2-9 5-21 6-27 2-7 3-15 6-23 2-7 6-21 6-22 0-8-6-10-11-10s-11 4-13 12zM88 94c-2 8-9 14-15 19-2 2-14 12-27 12-11 0-22-7-22-29 0-15 8-48 16-60 13-23 28-28 37-28 20 0 26 23 26 26 0 1-1 3-1 4-5 18-10 38-14 56z"><text:p/></draw:path><draw:path draw:style-name="gr32" draw:text-style-name="P13" svg:width="0.097cm" svg:height="0.421cm" svg:x="3.408cm" svg:y="0.062cm" svg:viewBox="0 0 98 422" svg:d="M98 210c0-32-4-83-27-131-25-51-63-79-66-79s-5 1-5 5c0 1 0 1 8 9 41 41 65 109 65 196 0 72-15 147-67 200-6 5-6 6-6 7 0 2 2 5 5 5s42-29 67-83c22-46 26-93 26-129z"><text:p/></draw:path><draw:path draw:style-name="gr32" draw:text-style-name="P13" svg:width="0.13cm" svg:height="0.195cm" svg:x="3.566cm" svg:y="0.061cm" svg:viewBox="0 0 131 196" svg:d="M131 142c-4 0-6 0-10 0-1 6-3 24-8 26-3 3-24 3-29 3-18 0-36 0-54 0 31-28 41-36 59-50 21-18 42-36 42-63 0-36-31-58-69-58-37 0-62 25-62 53 0 14 13 15 17 15 6 0 15-4 15-15 0-5-2-16-18-16 10-20 29-26 44-26 30 0 44 23 44 47 0 25-18 45-28 56-24 23-46 47-70 70-4 2-4 3-4 12 41 0 82 0 122 0 3-18 6-36 9-54z"><text:p/></draw:path><draw:path draw:style-name="gr32" draw:text-style-name="P13" svg:width="0.28cm" svg:height="0.279cm" svg:x="3.854cm" svg:y="0.133cm" svg:viewBox="0 0 281 280" svg:d="M149 148c39 0 78 0 117 0 6 0 15 0 15-9 0-8-9-8-15-8-39 0-78 0-117 0 0-40 0-78 0-118 0-6 0-13-9-13-8 0-8 7-8 13 0 40 0 78 0 118-40 0-78 0-118 0-6 0-14 0-14 8 0 9 8 9 14 9 40 0 78 0 118 0 0 39 0 78 0 118 0 6 0 14 8 14 9 0 9-8 9-14 0-40 0-79 0-118z"><text:p/></draw:path><draw:path draw:style-name="gr32" draw:text-style-name="P13" svg:width="0.096cm" svg:height="0.421cm" svg:x="4.295cm" svg:y="0.062cm" svg:viewBox="0 0 97 422" svg:d="M97 417c0-1 0-2-7-10-52-53-66-132-66-197 0-73 17-146 68-199 5-5 5-5 5-6 0-4-1-5-3-5-5 0-42 29-68 82-21 47-26 93-26 128 0 34 5 84 28 132 25 52 61 80 66 80 2 0 3-3 3-5z"><text:p/></draw:path><draw:path draw:style-name="gr32" draw:text-style-name="P13" svg:width="0.306cm" svg:height="0.286cm" svg:x="4.432cm" svg:y="0.091cm" svg:viewBox="0 0 307 287" svg:d="M238 47c1-1 3-4 4-5 14-13 28-28 57-30 3 0 8 0 8-7 0-4-2-5-6-5-11 0-23 1-35 1-13 0-28-1-42-1-2 0-8 0-8 7 0 5 5 5 7 5 3 0 15 1 15 10 0 7-10 19-11 20-33 37-66 76-99 113-15-42-30-83-45-125-4-6-3-5-4-7 0-11 22-11 25-11 6 0 11 0 11-8 0-4-6-4-7-4-11 0-41 1-53 1-11 0-36-1-47-1-2 0-8 0-8 8 0 4 5 4 10 4 25 0 27 5 31 14 17 47 35 93 51 140 0 1 2 6 2 7s-17 69-18 76c-6 24-6 25-40 25-8 0-12 0-12 8 0 5 5 5 6 5 12 0 41-1 53-1s42 1 54 1c3 0 8 0 8-8 0-5-3-5-12-5-1 0-8 0-15-1-10 0-12-1-12-6 0-4 3-18 6-27 4-20 10-39 15-60 1-7 3-8 5-13 35-40 71-80 106-120z"><text:p/></draw:path><draw:path draw:style-name="gr32" draw:text-style-name="P13" svg:width="0.119cm" svg:height="0.207cm" svg:x="4.681cm" svg:y="0.236cm" svg:viewBox="0 0 120 208" svg:d="M59 10c0-2 1-4 1-5 0-3-1-5-5-5-6 0-31 2-38 4-3 0-6 0-6 6 0 4 3 4 7 4 14 0 14 2 14 4s-2 14-4 22c-3 8-5 18-8 26-2 11-18 75-19 78-1 7-1 12-1 15 0 30 19 49 43 49 37 0 77-40 77-84 0-34-24-49-44-49-16 0-29 8-38 16 8-27 14-54 21-81zM43 199c-14 0-23-12-23-30 0-10 4-20 12-54 2-6 2-6 8-13 10-12 24-19 34-19 12 0 22 8 22 29 0 12-6 42-16 59-7 14-21 28-37 28z"><text:p/></draw:path><draw:path draw:style-name="gr32" draw:text-style-name="P13" svg:width="0.257cm" svg:height="0.016cm" svg:x="4.96cm" svg:y="0.264cm" svg:viewBox="0 0 258 17" svg:d="M244 17c7 0 14 0 14-9 0-8-7-8-14-8-76 0-153 0-228 0-8 0-16 0-16 8 0 9 8 9 16 9 75 0 152 0 228 0z"><text:p/></draw:path><draw:path draw:style-name="gr32" draw:text-style-name="P13" svg:width="0.305cm" svg:height="0.286cm" svg:x="5.362cm" svg:y="0.091cm" svg:viewBox="0 0 306 287" svg:d="M236 47c3-1 4-4 6-5 14-13 27-28 56-30 4 0 8 0 8-7 0-4-2-5-5-5-11 0-24 1-35 1-14 0-28-1-42-1-2 0-8 0-8 7 0 5 5 5 6 5 4 0 16 1 16 10 0 7-10 19-12 20-33 37-65 76-98 113-15-42-31-83-46-125-3-6-2-5-3-7 0-11 21-11 25-11 6 0 10 0 10-8 0-4-5-4-6-4-12 0-41 1-53 1-11 0-37-1-48-1-2 0-7 0-7 8 0 4 4 4 10 4 25 0 26 5 30 14 18 47 34 93 52 140 0 1 2 6 2 7s-17 69-20 76c-4 24-6 25-39 25-7 0-11 0-11 8 0 5 5 5 6 5 12 0 41-1 53-1s42 1 54 1c2 0 8 0 8-8 0-5-5-5-12-5-1 0-9 0-17-1-8 0-10-1-10-6 0-4 3-18 6-27 4-20 9-39 14-60 2-7 2-8 6-13 35-40 70-80 104-120z"><text:p/></draw:path><draw:path draw:style-name="gr32" draw:text-style-name="P13" svg:width="0.15cm" svg:height="0.132cm" svg:x="5.609cm" svg:y="0.311cm" svg:viewBox="0 0 151 133" svg:d="M107 18c-6-10-16-18-30-18-39 0-77 42-77 84 0 29 19 49 46 49 15 0 30-9 42-20 4 17 21 20 30 20 10 0 18-6 22-15 8-12 11-29 11-30 0-4-3-4-5-4-3 0-4 1-6 10-3 14-9 31-21 31-9 0-10-6-10-14 0-5 1-16 4-23 2-9 5-21 7-27 2-7 4-15 6-23 1-7 5-21 5-22 0-8-5-10-10-10-6 0-12 4-14 12zM89 94c-3 8-10 14-16 19-2 2-14 12-27 12-11 0-22-7-22-29 0-15 10-48 16-60 14-23 28-28 37-28 20 0 26 23 26 26 0 1-1 3-1 4-5 18-8 38-13 56z"><text:p/></draw:path><draw:path draw:style-name="gr32" draw:text-style-name="P13" svg:width="0.097cm" svg:height="0.421cm" svg:x="5.819cm" svg:y="0.062cm" svg:viewBox="0 0 98 422" svg:d="M98 210c0-32-4-83-27-131-25-51-61-79-66-79-3 0-5 1-5 5 0 1 0 1 8 9 42 41 66 109 66 196 0 72-15 147-68 200-6 5-6 6-6 7 0 2 2 5 5 5 5 0 42-29 67-83 22-46 26-93 26-129z"><text:p/></draw:path><draw:path draw:style-name="gr32" draw:text-style-name="P13" svg:width="0.129cm" svg:height="0.195cm" svg:x="5.978cm" svg:y="0.061cm" svg:viewBox="0 0 130 196" svg:d="M130 142c-4 0-6 0-10 0-1 6-4 24-7 26-3 3-25 3-30 3-18 0-36 0-54 0 31-28 41-36 59-50 21-18 42-36 42-63 0-36-32-58-69-58s-61 25-61 53c0 14 12 15 16 15 7 0 15-4 15-15 0-5-2-16-18-16 10-20 30-26 43-26 30 0 45 23 45 47 0 25-18 45-28 56-24 23-47 47-71 70-2 2-2 3-2 12 41 0 80 0 121 0 3-18 6-36 9-54z"><text:p/></draw:path></draw:g></draw:g></text:p>
      <text:p text:style-name="P3">Pour calculer la distance entre A et B</text:p>
      <text:p text:style-name="P3"/>
      <text:p text:style-name="P4"><text:span text:style-name="T1">4. </text:span><draw:g text:anchor-type="as-char" svg:y="-0.497cm" draw:z-index="4" draw:name="Forme5" draw:style-name="gr30"><svg:title>TexMaths</svg:title><svg:desc>12§latex§\left\lVert \overrightarrow u \right\rVert = \sqrt{x^2 + y^2}§svg§600§FALSE§</svg:desc><draw:g draw:style-name="gr2"><draw:path draw:style-name="gr31" draw:text-style-name="P12" svg:width="3.137cm" svg:height="0.47cm" svg:x="0.001cm" svg:y="0.021cm" svg:viewBox="0 0 3138 471" svg:d="M0 0c1046 0 2092 0 3138 0 0 157 0 314 0 471-1046 0-2092 0-3138 0 0-157 0-314 0-471z"><text:p/></draw:path><draw:path draw:style-name="gr32" draw:text-style-name="P13" svg:width="0.099cm" svg:height="0.42cm" svg:x="0.034cm" svg:y="0.08cm" svg:viewBox="0 0 100 421" svg:d="M17 14c0-7 0-14-9-14-8 0-8 10-8 16 0 129 0 259 0 389 0 6 0 16 8 16 9 0 9-9 9-15 0-131 0-261 0-392zM100 16c0-6 0-16-9-16-8 0-8 7-8 14 0 131 0 261 0 392 0 6 0 15 8 15 9 0 9-10 9-16 0-130 0-260 0-389z"><text:p/></draw:path><draw:path draw:style-name="gr32" draw:text-style-name="P13" svg:width="0.257cm" svg:height="0.017cm" svg:x="0.225cm" svg:y="0.102cm" svg:viewBox="0 0 258 18" svg:d="M242 18c8 0 16-1 16-10 0-8-8-8-16-8-75 0-152 0-228 0-7 0-14 0-14 8 0 9 7 10 14 10 76 0 153 0 228 0z"><text:p/></draw:path><draw:path draw:style-name="gr32" draw:text-style-name="P13" svg:width="0.373cm" svg:height="0.219cm" svg:x="0.213cm" svg:y="0cm" svg:viewBox="0 0 374 220" svg:d="M329 119c-24 17-35 35-39 40-19 28-22 55-22 56 0 5 6 5 9 5 6 0 7-1 9-9 9-40 34-76 82-96 5-1 6-3 6-6s-2-3-3-3c-18-7-70-29-85-100-2-5-3-6-9-6-3 0-9 0-9 5 0 1 4 27 21 55 9 13 22 28 40 41-105 0-209 0-313 0-9 0-16-1-16 8s7 10 16 10c104 0 208 0 313 0z"><text:p/></draw:path><draw:path draw:style-name="gr32" draw:text-style-name="P13" svg:width="0.216cm" svg:height="0.19cm" svg:x="0.292cm" svg:y="0.213cm" svg:viewBox="0 0 217 191" svg:d="M136 162c4 18 19 29 37 29 14 0 24-10 31-23 7-15 13-41 13-42 0-5-5-5-6-5-3 0-3 3-6 9-5 23-13 51-31 51-8 0-13-4-13-19 0-9 5-29 8-43 4-16 9-31 12-46 1-6 6-23 7-29 3-9 6-25 6-28 0-8-6-11-12-11-2 0-13 0-16 14-8 31-27 105-32 128 0 1-16 34-48 34-21 0-26-19-26-34 0-23 12-57 23-86 5-13 7-18 7-26 0-19-13-35-35-35-39 0-55 61-55 65 0 5 4 3 5 5 5 0 5-2 7-9 11-36 26-51 42-51 4 0 11 0 11 13 0 11-5 23-7 29-16 42-24 68-24 89 0 39 28 50 51 50 28 0 43-19 51-29z"><text:p/></draw:path><draw:path draw:style-name="gr32" draw:text-style-name="P13" svg:width="0.099cm" svg:height="0.42cm" svg:x="0.667cm" svg:y="0.08cm" svg:viewBox="0 0 100 421" svg:d="M17 14c0-7 0-14-9-14-8 0-8 10-8 16 0 129 0 259 0 389 0 6 0 16 8 16 9 0 9-9 9-15 0-131 0-261 0-392zM100 16c0-6 0-16-9-16-8 0-8 7-8 14 0 131 0 261 0 392 0 6 0 15 8 15 9 0 9-10 9-16 0-130 0-260 0-389z"><text:p/></draw:path><draw:path draw:style-name="gr32" draw:text-style-name="P13" svg:width="0.28cm" svg:height="0.098cm" svg:x="0.963cm" svg:y="0.24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2" draw:text-style-name="P13" svg:width="0.383cm" svg:height="0.504cm" svg:x="1.431cm" svg:y="0.012cm" svg:viewBox="0 0 384 505" svg:d="M132 505c13 0 13 0 18-9 77-160 153-319 230-479 4-6 4-7 4-9 0-4-4-8-9-8-6 0-7 4-9 8-72 152-145 302-217 453-30-69-60-139-90-207-19 14-40 28-59 43 2 2 4 5 6 7 10-7 20-14 30-23 32 75 64 149 96 224z"><text:p/></draw:path><draw:path draw:style-name="gr32" draw:text-style-name="P13" svg:width="1.355cm" svg:height="0.016cm" svg:x="1.805cm" svg:y="0.012cm" svg:viewBox="0 0 1356 17" svg:d="M0 0c452 0 903 0 1356 0 0 6 0 11 0 17-453 0-904 0-1356 0 0-6 0-11 0-17z"><text:p/></draw:path><draw:path draw:style-name="gr32" draw:text-style-name="P13" svg:width="0.209cm" svg:height="0.19cm" svg:x="1.817cm" svg:y="0.213cm" svg:viewBox="0 0 210 191" svg:d="M128 59c3-11 12-49 42-49 3 0 12 0 21 4-12 3-21 14-21 23 0 7 5 16 17 16 10 0 23-9 23-25 0-22-25-28-40-28-24 0-39 23-44 32-11-27-34-32-46-32-43 0-67 54-67 65 0 5 4 5 5 5 4 0 5-2 5-5 14-45 43-55 57-55 8 0 23 3 23 27 0 13-7 42-23 101-7 25-21 43-40 43-3 0-12 0-21-4 10-3 19-11 19-23s-9-16-15-16c-12 0-23 12-23 25 0 20 20 28 40 28 27 0 43-30 44-32 5 15 20 32 46 32 43 0 67-54 67-65 0-5-4-5-5-5-4 0-5 3-6 5-13 46-42 55-56 55-16 0-23-13-23-27 0-10 2-18 7-37 5-20 10-39 14-58z"><text:p/></draw:path><draw:path draw:style-name="gr32" draw:text-style-name="P13" svg:width="0.13cm" svg:height="0.195cm" svg:x="2.064cm" svg:y="0.079cm" svg:viewBox="0 0 131 196" svg:d="M131 142c-4 0-7 0-11 0 0 7-4 24-7 26-3 3-25 3-29 3-18 0-37 0-55 0 31-28 42-36 59-50 22-18 43-36 43-63 0-36-31-58-70-58-36 0-61 25-61 53 0 14 12 17 16 17 7 0 15-6 15-16 0-6-2-16-18-16 10-21 30-27 43-27 30 0 46 23 46 47 0 25-18 45-28 56-24 23-48 46-72 70-2 2-2 3-2 12 41 0 80 0 121 0 4-18 6-36 10-54z"><text:p/></draw:path><draw:path draw:style-name="gr32" draw:text-style-name="P13" svg:width="0.279cm" svg:height="0.278cm" svg:x="2.352cm" svg:y="0.153cm" svg:viewBox="0 0 280 279" svg:d="M149 148c39 0 78 0 117 0 6 0 14 0 14-9 0-8-8-8-14-8-39 0-78 0-117 0 0-40 0-78 0-118 0-6 0-13-9-13-8 0-8 7-8 13 0 40 0 78 0 118-40 0-79 0-119 0-6 0-13 0-13 8 0 9 7 9 13 9 40 0 79 0 119 0 0 39 0 79 0 118 0 6 0 13 8 13 9 0 9-7 9-13 0-39 0-79 0-118z"><text:p/></draw:path><draw:path draw:style-name="gr32" draw:text-style-name="P13" svg:width="0.193cm" svg:height="0.271cm" svg:x="2.762cm" svg:y="0.213cm" svg:viewBox="0 0 194 272" svg:d="M192 26c2-6 2-7 2-10 0-8-6-11-13-11-3 0-11 2-14 8-1 3-4 16-6 23-3 11-6 23-9 34-6 25-13 50-19 75-1 8-19 36-47 36-21 0-26-18-26-33 0-19 7-46 22-83 6-17 8-22 8-30 0-19-13-35-35-35-39 0-55 61-55 65 0 5 4 5 5 5 3 0 5-2 7-9 11-39 28-51 42-51 4 0 11 0 11 13 0 11-5 21-7 30-17 44-26 68-26 88 0 37 28 50 52 50 17 0 31-7 43-19-6 21-11 43-27 65-11 14-28 25-47 25-6 0-24-1-31-17 6 0 12 0 18-5 3-3 8-8 8-16 0-14-12-15-16-15-9 0-24 6-24 27s20 36 45 36c44 0 87-38 99-86 14-54 27-107 40-160z"><text:p/></draw:path><draw:path draw:style-name="gr32" draw:text-style-name="P13" svg:width="0.13cm" svg:height="0.195cm" svg:x="2.99cm" svg:y="0.079cm" svg:viewBox="0 0 131 196" svg:d="M131 142c-4 0-7 0-11 0-1 7-4 24-7 26-3 3-25 3-30 3-18 0-36 0-54 0 31-28 42-36 59-50 22-18 43-36 43-63 0-36-31-58-70-58-36 0-61 25-61 53 0 14 12 17 16 17 7 0 15-6 15-16 0-6-2-16-18-16 10-21 30-27 43-27 30 0 46 23 46 47 0 25-19 45-28 56-24 23-48 46-72 70-2 2-2 3-2 12 41 0 80 0 121 0 4-18 6-36 10-54z"><text:p/></draw:path></draw:g></draw:g></text:p>
      <text:p text:style-name="P8">Pour calculer la norme d’un vecteur en connaissant ses coordonnées <text:span text:style-name="T1">x et y</text:span></text:p>
      <text:p text:style-name="P8"/>
      <text:p text:style-name="P9">III - Vecteurs colinéaires</text:p>
      <text:p text:style-name="P9"/>
      <text:p text:style-name="P10"><text:tab/>2 Vecteurs sont colinéaires si ils possèdent la même direction.</text:p>
      <text:p text:style-name="P10"/>
      <text:p text:style-name="P10">0. Déterminant de 2 vecteurs</text:p>
      <text:p text:style-name="P10"/>
      <text:p text:style-name="P10">Formule : <draw:g text:anchor-type="as-char" svg:y="-0.594cm" draw:z-index="6" draw:style-name="gr1"><svg:title>TexMaths</svg:title><svg:desc>12§latex§det(\overrightarrow{AB} ; \overrightarrow{CD} ) = x \times y' - x' \times y§svg§600§FALSE§</svg:desc><draw:g draw:style-name="gr2"><draw:path draw:style-name="gr3" draw:text-style-name="P12" svg:width="5.66cm" svg:height="0.562cm" svg:x="0.008cm" svg:y="0.021cm" svg:viewBox="0 0 5661 563" svg:d="M0 0c1887 0 3773 0 5661 0 0 188 0 375 0 563-1888 0-3774 0-5661 0 0-188 0-375 0-563z"><text:p/></draw:path><draw:path draw:style-name="gr4" draw:text-style-name="P13" svg:width="0.207cm" svg:height="0.295cm" svg:x="0.001cm" svg:y="0.212cm" svg:viewBox="0 0 208 296" svg:d="M146 268c0 9 0 18 0 28 21-2 41-4 62-5 0-5 0-9 0-13-29 0-33-2-33-23 0-85 0-170 0-255-20 1-41 2-61 4 0 4 0 8 0 13 30 0 34 3 34 24 0 30 0 61 0 91-14-16-32-27-54-27-50 0-94 41-94 96 0 53 41 95 89 95 27 0 47-14 57-28zM146 156c0 29 0 57 0 86 0 7 0 9-4 16-14 20-33 28-51 28-19 0-33-10-44-26-11-17-12-41-12-59 0-15 1-40 13-60 8-13 25-26 48-26 14 0 32 6 46 25 4 7 4 9 4 16z"><text:p/></draw:path><draw:path draw:style-name="gr5" draw:text-style-name="P13" svg:width="0.162cm" svg:height="0.192cm" svg:x="0.232cm" svg:y="0.312cm" svg:viewBox="0 0 163 193" svg:d="M36 83c2-64 37-73 52-73 43 0 48 56 48 73-34 0-66 0-100 0zM35 91c39 0 78 0 117 0 10 0 11 0 11-8 0-42-23-83-75-83-50 0-88 43-88 96 0 56 44 97 92 97 52 0 71-47 71-55 0-4-3-5-6-5s-3 2-5 6c-14 43-52 43-57 43-21 0-37-12-47-27-13-21-13-48-13-64z"><text:p/></draw:path><draw:path draw:style-name="gr6" draw:text-style-name="P13" svg:width="0.131cm" svg:height="0.263cm" svg:x="0.416cm" svg:y="0.243cm" svg:viewBox="0 0 132 264" svg:d="M65 91c20 0 39 0 60 0 0-5 0-8 0-13-21 0-40 0-60 0 0-26 0-52 0-78-4 0-7 0-11 0 0 35-12 80-54 82 0 3 0 5 0 9 12 0 24 0 36 0 0 38 0 77 0 116 0 52 40 57 54 57 30 0 42-30 42-57 0-8 0-16 0-24-4 0-7 0-11 0 0 8 0 15 0 23 0 31-12 47-27 47-29 0-29-38-29-46 0-39 0-78 0-116z"><text:p/></draw:path><draw:path draw:style-name="gr7" draw:text-style-name="P13" svg:width="0.096cm" svg:height="0.419cm" svg:x="0.614cm" svg:y="0.187cm" svg:viewBox="0 0 97 420" svg:d="M97 415c0-1 0-1-7-9-53-52-66-132-66-196 0-73 17-146 68-199 5-5 5-5 5-7 0-3-1-4-3-4-5 0-42 29-68 82-21 46-26 93-26 128 0 33 5 84 28 130 25 52 61 80 66 80 2 0 3-2 3-5z"><text:p/></draw:path><draw:path draw:style-name="gr8" draw:text-style-name="P13" svg:width="0.257cm" svg:height="0.016cm" svg:x="0.771cm" svg:y="0.101cm" svg:viewBox="0 0 258 17" svg:d="M242 17c8 0 16 0 16-9 0-8-8-8-16-8-75 0-152 0-228 0-7 0-14 0-14 8 0 9 7 9 14 9 76 0 153 0 228 0z"><text:p/></draw:path><draw:path draw:style-name="gr9" draw:text-style-name="P13" svg:width="0.257cm" svg:height="0.016cm" svg:x="0.889cm" svg:y="0.101cm" svg:viewBox="0 0 258 17" svg:d="M242 17c8 0 16 0 16-9 0-8-8-8-16-8-75 0-152 0-228 0-7 0-14 0-14 8 0 9 7 9 14 9 76 0 153 0 228 0z"><text:p/></draw:path><draw:path draw:style-name="gr10" draw:text-style-name="P13" svg:width="0.373cm" svg:height="0.218cm" svg:x="0.994cm" svg:y="0cm" svg:viewBox="0 0 374 219" svg:d="M329 119c-23 16-35 34-39 39-18 30-14 37-21 57 0 4 5 4 8 4 7 0 7 0 10-8 9-41 33-77 81-96 5-1 6-2 6-5s-1-3-2-5c-19-7-70-28-86-99-2-5-2-6-9-6-3 0-8 0-8 5 0 1 3 27 21 56 9 12 21 26 39 41-105 0-209 0-313 0-8 0-16 0-16 8 0 9 8 9 16 9 104 0 208 0 313 0z"><text:p/></draw:path><draw:path draw:style-name="gr11" draw:text-style-name="P13" svg:width="0.288cm" svg:height="0.3cm" svg:x="0.751cm" svg:y="0.201cm" svg:viewBox="0 0 289 301" svg:d="M61 253c-17 27-33 33-53 35-4 1-8 1-8 8 0 2 2 5 6 5 11 0 24-1 36-1 13 0 29 1 42 1 2 0 8 0 8-7 0-5-4-6-7-6-9 0-20-4-20-15 0-5 3-9 6-15 11-18 21-36 32-54 35 0 71 0 106 0 1 9 7 66 7 70 0 12-22 14-30 14-6 0-11 0-11 8 0 5 5 5 6 5 17 0 36-1 53-1 11 0 37 1 48 1 2 0 7 0 7-9 0-4-3-4-9-4-27 0-27-3-28-15-8-88-17-176-25-263-1-9-1-10-9-10-7 0-8 2-10 7-50 82-98 163-147 246zM112 191c27-47 55-93 82-139 5 46 9 92 14 139-33 0-64 0-96 0z"><text:p/></draw:path><draw:path draw:style-name="gr12" draw:text-style-name="P13" svg:width="0.3cm" svg:height="0.287cm" svg:x="1.07cm" svg:y="0.214cm" svg:viewBox="0 0 301 288" svg:d="M49 255c-3 17-5 19-38 19-6 0-11 0-11 9 0 5 4 5 11 5 50 0 101 0 151 0 66 0 116-49 116-91 0-30-24-54-66-59 45-9 89-40 89-79 0-31-27-59-78-59-48 0-95 0-143 0-7 0-12 0-12 10 0 3 4 3 12 3 2 0 9 0 16 1 8 2 12 2 12 8 0 1 0 2-1 7-19 75-39 151-58 226zM114 134c8-35 17-69 25-104 4-16 5-17 23-17s37 0 55 0c37 0 46 25 46 45 0 35-36 76-88 76-20 0-41 0-61 0zM95 274c-6 0-7 0-10 0-5 0-6-1-6-4 0-2 0-2 3-10 9-39 19-79 28-117 27 0 54 0 81 0 41 0 48 31 48 50 0 41-37 81-88 81-19 0-37 0-56 0z"><text:p/></draw:path><draw:path draw:style-name="gr13" draw:text-style-name="P13" svg:width="0.045cm" svg:height="0.261cm" svg:x="1.43cm" svg:y="0.32cm" svg:viewBox="0 0 46 262" svg:d="M44 23c0-13-10-23-22-23s-22 10-22 23c0 12 10 21 22 21s22-9 22-21zM36 176c0 12 0 46-26 77-4 2-4 4-4 5 0 3 2 4 5 4 5 0 35-33 35-82 0-12-2-43-24-43-15 0-22 12-22 22 0 11 7 22 22 22 2 0 2 0 3 0 4 0 7-1 11-5z"><text:p/></draw:path><draw:path draw:style-name="gr14" draw:text-style-name="P13" svg:width="0.256cm" svg:height="0.016cm" svg:x="1.616cm" svg:y="0.101cm" svg:viewBox="0 0 257 17" svg:d="M242 17c8 0 15 0 15-9 0-8-7-8-15-8-75 0-152 0-228 0-7 0-14 0-14 8 0 9 7 9 14 9 76 0 153 0 228 0z"><text:p/></draw:path><draw:path draw:style-name="gr15" draw:text-style-name="P13" svg:width="0.256cm" svg:height="0.016cm" svg:x="1.751cm" svg:y="0.101cm" svg:viewBox="0 0 257 17" svg:d="M242 17c8 0 15 0 15-9 0-8-7-8-15-8-75 0-152 0-228 0-7 0-14 0-14 8 0 9 7 9 14 9 76 0 153 0 228 0z"><text:p/></draw:path><draw:path draw:style-name="gr16" draw:text-style-name="P13" svg:width="0.373cm" svg:height="0.218cm" svg:x="1.874cm" svg:y="0cm" svg:viewBox="0 0 374 219" svg:d="M329 119c-23 16-35 34-37 39-20 30-16 37-23 57 0 4 5 4 8 4 7 0 7 0 10-8 9-41 35-77 81-96 5-1 6-2 6-5s-1-3-2-5c-19-7-70-28-86-99-2-5-2-6-9-6-3 0-8 0-8 5 0 1 3 27 21 56 9 12 21 26 39 41-105 0-209 0-313 0-8 0-16 0-16 8 0 9 8 9 16 9 104 0 208 0 313 0z"><text:p/></draw:path><draw:path draw:style-name="gr17" draw:text-style-name="P13" svg:width="0.299cm" svg:height="0.303cm" svg:x="1.601cm" svg:y="0.206cm" svg:viewBox="0 0 300 304" svg:d="M300 4c0-2-1-4-5-4-1 0-2 0-7 5-10 11-19 21-29 32-3-6-23-37-69-37-95 0-190 92-190 191 0 69 50 113 114 113 37 0 70-15 91-34 40-35 47-73 47-75 0-4-4-3-5-4-2 0-5 1-6 4-3 12-13 42-42 66-30 24-56 31-78 31-38 0-83-21-83-87 0-24 9-92 52-141 25-30 65-51 102-51 43 0 68 33 68 80 0 17-1 17-1 22 0 4 5 5 6 5 6 0 6-1 7-9 10-35 18-71 28-107z"><text:p/></draw:path><draw:path draw:style-name="gr18" draw:text-style-name="P13" svg:width="0.321cm" svg:height="0.287cm" svg:x="1.929cm" svg:y="0.214cm" svg:viewBox="0 0 322 288" svg:d="M50 255c-4 17-6 19-38 19-7 0-12 0-12 9 0 5 4 5 12 5 47 0 92 0 139 0 88 0 171-89 171-181 0-59-36-107-99-107-47 0-95 0-141 0-9 0-14 0-14 8 0 5 4 5 12 5 6 0 14 1 18 1 8 2 10 3 10 8 0 1 0 2-1 7-19 75-37 151-57 226zM142 30c3-16 3-17 22-17 15 0 30 0 45 0 42 0 77 23 77 78 0 22-9 90-45 137-12 15-45 46-97 46-16 0-32 0-48 0-6 0-7 0-10 0s-4-1-4-4c0-2 0-2 1-10 19-77 39-153 59-230z"><text:p/></draw:path><draw:path draw:style-name="gr19" draw:text-style-name="P13" svg:width="0.096cm" svg:height="0.419cm" svg:x="2.297cm" svg:y="0.187cm" svg:viewBox="0 0 97 420" svg:d="M97 210c0-33-5-83-27-131-26-51-62-79-66-79-3 0-4 1-4 4 0 2 0 2 7 10 42 41 66 108 66 196 0 73-15 145-68 199-5 5-5 5-5 6 0 3 1 5 4 5 4 0 42-29 67-82 21-46 26-92 26-128z"><text:p/></draw:path><draw:path draw:style-name="gr20" draw:text-style-name="P13" svg:width="0.28cm" svg:height="0.098cm" svg:x="2.577cm" svg:y="0.347cm" svg:viewBox="0 0 281 99" svg:d="M266 17c6 0 15 0 15-9 0-8-9-8-13-8-84 0-170 0-254 0-6 0-14 0-14 8 0 9 8 9 14 9 84 0 168 0 252 0zM268 99c4 0 13 0 13-8s-9-8-15-8c-84 0-168 0-252 0-6 0-14 0-14 8s8 8 14 8c84 0 170 0 254 0z"><text:p/></draw:path><draw:path draw:style-name="gr21" draw:text-style-name="P13" svg:width="0.209cm" svg:height="0.19cm" svg:x="3.01cm" svg:y="0.316cm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0-2 19-11 19-23s-9-14-15-14c-12 0-23 11-23 24 0 19 20 28 40 28 27 0 43-29 44-33 5 16 20 33 46 33 43 0 67-54 67-65 0-4-4-4-5-4-4 0-5 1-6 4-13 45-42 55-56 55-16 0-23-13-23-28 0-9 2-18 7-37s10-38 14-57z"><text:p/></draw:path><draw:path draw:style-name="gr22" draw:text-style-name="P13" svg:width="0.203cm" svg:height="0.202cm" svg:x="3.394cm" svg:y="0.296cm" svg:viewBox="0 0 204 203" svg:d="M102 90c-28-28-56-56-84-84-5-5-6-6-10-6-3 0-8 4-8 8 0 3 1 4 6 9 28 27 56 56 84 84-28 27-56 56-84 85-5 5-6 6-6 8 0 5 5 9 8 9 4 0 5-2 10-6 28-29 56-57 84-84 29 28 59 57 88 87 2 0 3 3 6 3 4 0 8-4 8-9 0-1 0-2-1-5 0-1-67-67-89-88 25-25 52-52 77-77 2-2 8-7 11-11 1 0 2-2 2-5 0-4-4-8-8-8s-5 1-10 6c-28 28-56 56-84 84z"><text:p/></draw:path><draw:path draw:style-name="gr23" draw:text-style-name="P13" svg:width="0.193cm" svg:height="0.271cm" svg:x="3.766cm" svg:y="0.316cm" svg:viewBox="0 0 194 272" svg:d="M193 26c1-6 1-7 1-10 0-8-6-11-12-11-4 0-10 2-14 8-1 3-5 16-6 23-4 11-6 23-8 34-6 25-14 50-20 76-1 6-20 35-48 35-21 0-26-18-26-34 0-19 7-45 22-82 7-17 8-22 8-30 0-19-13-35-34-35-40 0-56 61-56 65 0 5 4 3 5 5 5 0 5-2 7-9 12-39 29-51 43-51 3 0 10 0 10 13 0 11-4 21-7 30-17 44-24 68-24 87 0 39 26 51 51 51 17 0 30-8 42-20-5 23-9 44-27 65-11 15-27 26-46 26-6 0-25-1-32-16 7 0 12 0 18-5 4-5 8-10 8-18 0-13-11-14-16-14-9 0-22 6-22 27s18 36 44 36c43 0 86-38 98-85 14-54 28-107 41-161z"><text:p/></draw:path><draw:path draw:style-name="gr24" draw:text-style-name="P13" svg:width="0.072cm" svg:height="0.151cm" svg:x="3.99cm" svg:y="0.185cm" svg:viewBox="0 0 73 152" svg:d="M71 25c2-5 2-7 2-9 0-10-7-16-17-16s-14 8-16 13c-14 42-26 85-39 127 0 1-1 3-1 5 0 4 8 7 11 7 2 0 2-1 5-5 18-40 37-81 55-122z"><text:p/></draw:path><draw:path draw:style-name="gr25" draw:text-style-name="P13" svg:width="0.256cm" svg:height="0.017cm" svg:x="4.223cm" svg:y="0.387cm" svg:viewBox="0 0 257 18" svg:d="M242 18c8 0 15-1 15-10 0-8-7-8-15-8-75 0-152 0-228 0-7 0-14 0-14 8 0 9 7 10 14 10 76 0 153 0 228 0z"><text:p/></draw:path><draw:path draw:style-name="gr26" draw:text-style-name="P13" svg:width="0.209cm" svg:height="0.19cm" svg:x="4.621cm" svg:y="0.316cm" svg:viewBox="0 0 210 191" svg:d="M128 59c3-11 12-49 42-49 3 0 12 0 22 4-12 3-20 14-20 23 0 7 4 16 15 16 10 0 23-9 23-25 0-22-25-28-40-28-24 0-38 23-43 32-11-27-33-32-45-32-45 0-69 54-69 65 0 5 4 3 5 5 4 0 5-2 6-5 14-45 42-55 56-55 9 0 23 3 23 27 0 13-7 42-23 101-7 26-21 43-39 43-4 0-13 0-22-5 11-2 19-11 19-23s-8-14-15-14c-12 0-23 11-23 24 0 19 22 28 40 28 27 0 43-29 44-33 5 16 20 33 46 33 43 0 67-54 67-65 0-4-4-4-5-4-4 0-5 1-6 4-13 45-42 55-55 55-17 0-24-13-24-28 0-9 2-18 7-37s10-38 14-57z"><text:p/></draw:path><draw:path draw:style-name="gr27" draw:text-style-name="P13" svg:width="0.072cm" svg:height="0.151cm" svg:x="4.865cm" svg:y="0.185cm" svg:viewBox="0 0 73 152" svg:d="M71 25c2-5 2-7 2-9 0-10-8-16-17-16-12 0-15 8-16 13-14 42-26 85-39 127 0 1-1 3-1 5 0 4 8 7 11 7 2 0 2-1 5-5 18-40 37-81 55-122z"><text:p/></draw:path><draw:path draw:style-name="gr28" draw:text-style-name="P13" svg:width="0.203cm" svg:height="0.202cm" svg:x="5.124cm" svg:y="0.296cm" svg:viewBox="0 0 204 203" svg:d="M102 90c-28-28-56-56-84-84-5-5-6-6-10-6-3 0-8 4-8 8 0 3 1 4 6 9 28 27 56 56 84 84-28 27-56 56-84 85-5 5-6 6-6 8 0 5 5 9 8 9 4 0 5-2 10-6 28-29 56-57 84-84 29 28 59 57 88 87 2 0 3 3 6 3 4 0 8-4 8-9 0-1 0-2-1-5-1-1-67-67-89-88 25-25 52-52 77-77 2-2 8-7 11-11 1-1 2-2 2-5 0-4-4-8-8-8s-5 1-10 6c-28 28-56 56-84 84z"><text:p/></draw:path><draw:path draw:style-name="gr29" draw:text-style-name="P13" svg:width="0.193cm" svg:height="0.271cm" svg:x="5.496cm" svg:y="0.316cm" svg:viewBox="0 0 194 272" svg:d="M193 26c1-6 1-7 1-10 0-8-6-11-12-11-4 0-10 2-14 8-1 3-5 16-6 23-4 11-6 23-8 34-6 25-14 50-20 76-2 6-20 35-48 35-21 0-26-18-26-34 0-19 7-45 22-82 7-17 8-22 8-30 0-19-13-35-35-35-39 0-55 61-55 65 0 5 4 3 5 5 5 0 5-2 7-9 11-39 28-51 42-51 4 0 11 0 11 13 0 11-4 21-7 30-17 44-24 68-24 87 0 39 26 51 51 51 16 0 30-8 42-20-5 23-11 44-27 65-11 15-27 26-46 26-6 0-25-1-32-16 7 0 12 0 18-5 4-5 8-10 8-18 0-13-11-14-16-14-9 0-24 6-24 27s20 36 46 36c43 0 86-38 98-85 14-54 28-107 41-161z"><text:p/></draw:path></draw:g></draw:g></text:p>
      <text:p text:style-name="P10">SI le résultat est égal à 0, alors les vecteurs sont colinéaires. Ils sont donc parallèles entre eux. </text:p>
      <text:p text:style-name="P11"/>
      <text:p text:style-name="P11"><text:span text:style-name="T4">1. Application</text:span></text:p>
      <text:p text:style-name="P11"/>
      <text:p text:style-name="P11">On peut se servir de cette propriété pour montrer que 2 droites sont parallèles ou que des points sont alignés.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henry Saux</meta:initial-creator>
    <meta:creation-date>2021-11-30T12:59:23.577000000</meta:creation-date>
    <dc:date>2021-12-09T18:10:23.905000000</dc:date>
    <dc:creator>Paulhenry Saux</dc:creator>
    <meta:editing-duration>PT9M41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3" meta:word-count="176" meta:character-count="920" meta:non-whitespace-character-count="768"/>
  </office:meta>
</office:document-meta>
</file>